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Paragraphe_20_de_20_liste">
      <style:paragraph-properties fo:margin-left="0cm" fo:margin-right="0cm" fo:text-indent="0cm" style:auto-text-indent="false"/>
      <style:text-properties officeooo:rsid="0000afb8" officeooo:paragraph-rsid="0001b07a"/>
    </style:style>
    <style:style style:name="P2" style:family="paragraph" style:parent-style-name="Paragraphe_20_de_20_liste">
      <style:paragraph-properties fo:margin-left="0cm" fo:margin-right="0cm" fo:text-align="justify" style:justify-single-word="false" fo:text-indent="0cm" style:auto-text-indent="false"/>
      <style:text-properties officeooo:paragraph-rsid="0001b07a"/>
    </style:style>
    <style:style style:name="P3" style:family="paragraph" style:parent-style-name="Paragraphe_20_de_20_liste">
      <style:paragraph-properties fo:margin-left="0cm" fo:margin-right="0cm" fo:text-indent="0cm" style:auto-text-indent="false"/>
      <style:text-properties officeooo:paragraph-rsid="0001b07a"/>
    </style:style>
    <style:style style:name="P4" style:family="paragraph" style:parent-style-name="Paragraphe_20_de_20_liste">
      <style:paragraph-properties fo:margin-left="0cm" fo:margin-right="0cm" fo:text-indent="0cm" style:auto-text-indent="false" fo:break-before="page"/>
      <style:text-properties officeooo:paragraph-rsid="0001b07a"/>
    </style:style>
    <style:style style:name="P5" style:family="paragraph" style:parent-style-name="Normal">
      <style:text-properties fo:font-weight="bold" officeooo:rsid="0000afb8" officeooo:paragraph-rsid="0002cc07" style:font-weight-asian="bold" style:font-weight-complex="bold"/>
    </style:style>
    <style:style style:name="P6" style:family="paragraph" style:parent-style-name="Standard">
      <style:text-properties officeooo:rsid="0000afb8" officeooo:paragraph-rsid="0000afb8"/>
    </style:style>
    <style:style style:name="P7" style:family="paragraph" style:parent-style-name="Standard">
      <style:text-properties fo:font-weight="bold" officeooo:paragraph-rsid="0002cc0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0afb8" officeooo:paragraph-rsid="0000afb8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05a0b7" officeooo:paragraph-rsid="0005a0b7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1b07a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0afb8" officeooo:paragraph-rsid="00037c01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officeooo:paragraph-rsid="0001b07a"/>
    </style:style>
    <style:style style:name="T1" style:family="text">
      <style:text-properties fo:font-size="11pt" fo:font-style="normal" style:text-underline-style="none" fo:font-weight="normal" officeooo:rsid="01e143cb" style:font-size-asian="9.60000038146973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1pt" fo:font-style="normal" style:text-underline-style="none" fo:font-weight="normal" officeooo:rsid="00e3223e" style:font-size-asian="9.60000038146973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size="11pt" fo:font-style="normal" style:text-underline-style="none" fo:font-weight="normal" officeooo:rsid="00e5160b" style:font-size-asian="9.60000038146973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size="11pt" fo:font-style="normal" style:text-underline-style="none" fo:font-weight="normal" officeooo:rsid="00e91643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1pt" fo:font-style="normal" style:text-underline-style="none" fo:font-weight="normal" officeooo:rsid="00e77d32" style:font-size-asian="9.60000038146973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fo:font-style="normal" style:text-underline-style="none" fo:font-weight="normal" officeooo:rsid="00ea69ec" style:font-size-asian="9.60000038146973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fo:font-style="normal" style:text-underline-style="none" fo:font-weight="normal" officeooo:rsid="00eec9ea" style:font-size-asian="9.60000038146973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eb9f3d" style:font-size-asian="9.60000038146973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ize="11pt" fo:font-style="normal" style:text-underline-style="none" fo:font-weight="normal" officeooo:rsid="00ed673d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f0681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font-style="normal" style:text-underline-style="none" fo:font-weight="normal" officeooo:rsid="00f1fb6e" style:font-size-asian="9.60000038146973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font-style="normal" style:text-underline-style="none" fo:font-weight="normal" officeooo:rsid="00f2a258" style:font-size-asian="9.60000038146973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size="11pt" fo:font-style="normal" style:text-underline-style="none" fo:font-weight="normal" officeooo:rsid="00f4216f" style:font-size-asian="9.60000038146973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style:text-underline-style="none" fo:font-weight="normal" officeooo:rsid="00f49893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f9da4b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fbc53b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fc8b95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fdecb8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fe3cf4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80aaa2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style:text-underline-style="none" fo:font-weight="normal" officeooo:rsid="00cb08cd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style:text-underline-style="none" fo:font-weight="normal" officeooo:rsid="010f5089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style:text-underline-style="none" fo:font-weight="normal" officeooo:rsid="0103f758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style:text-underline-style="none" fo:font-weight="normal" officeooo:rsid="0110585b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style:text-underline-style="none" fo:font-weight="normal" officeooo:rsid="00815717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font-style="normal" style:text-underline-style="none" fo:font-weight="normal" officeooo:rsid="011371e9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style:text-underline-style="none" fo:font-weight="normal" officeooo:rsid="009ca86b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font-style="normal" style:text-underline-style="none" fo:font-weight="normal" officeooo:rsid="01139ab4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fo:font-style="normal" style:text-underline-style="none" fo:font-weight="normal" officeooo:rsid="00a0e229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size="11pt" fo:font-style="normal" style:text-underline-style="none" fo:font-weight="normal" officeooo:rsid="0081965b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font-style="normal" style:text-underline-style="none" fo:font-weight="normal" officeooo:rsid="0114442f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ize="11pt" fo:font-style="normal" style:text-underline-style="none" fo:font-weight="normal" officeooo:rsid="00a2d264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fo:font-style="normal" style:text-underline-style="none" fo:font-weight="normal" officeooo:rsid="00835ede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size="11pt" fo:font-style="normal" style:text-underline-style="none" fo:font-weight="normal" officeooo:rsid="00a404fb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size="11pt" fo:font-style="normal" style:text-underline-style="none" fo:font-weight="normal" officeooo:rsid="011498ad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size="11pt" fo:font-style="normal" style:text-underline-style="none" fo:font-weight="normal" officeooo:rsid="00a95869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size="11pt" fo:font-style="normal" style:text-underline-style="none" fo:font-weight="normal" officeooo:rsid="00846f3c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size="11pt" fo:font-style="normal" style:text-underline-style="none" fo:font-weight="normal" officeooo:rsid="011732e0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size="11pt" fo:font-style="normal" style:text-underline-style="none" fo:font-weight="normal" officeooo:rsid="0119b707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size="11pt" fo:font-style="normal" style:text-underline-style="none" fo:font-weight="normal" officeooo:rsid="011a313a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fo:font-size="11pt" fo:font-style="normal" style:text-underline-style="none" fo:font-weight="normal" officeooo:rsid="011bf18b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size="11pt" fo:font-style="normal" style:text-underline-style="none" fo:font-weight="normal" officeooo:rsid="0120d710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size="11pt" fo:font-style="normal" style:text-underline-style="none" fo:font-weight="normal" officeooo:rsid="012140f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size="11pt" fo:font-style="normal" style:text-underline-style="none" fo:font-weight="normal" officeooo:rsid="0122b39b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size="11pt" fo:font-style="normal" style:text-underline-style="none" fo:font-weight="normal" officeooo:rsid="0122c112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size="11pt" fo:font-style="normal" style:text-underline-style="none" fo:font-weight="normal" officeooo:rsid="00864274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size="11pt" fo:font-style="normal" style:text-underline-style="none" fo:font-weight="normal" officeooo:rsid="012413ec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fo:font-size="11pt" fo:font-style="normal" style:text-underline-style="none" fo:font-weight="normal" officeooo:rsid="00b423fd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size="11pt" fo:font-style="normal" style:text-underline-style="none" fo:font-weight="normal" officeooo:rsid="008679bc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size="11pt" fo:font-style="normal" style:text-underline-style="none" fo:font-weight="normal" officeooo:rsid="0128c904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size="11pt" fo:font-style="normal" style:text-underline-style="none" fo:font-weight="normal" officeooo:rsid="00b60446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style="normal" style:text-underline-style="none" fo:font-weight="normal" officeooo:rsid="008826d9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size="11pt" fo:font-style="normal" style:text-underline-style="none" fo:font-weight="normal" officeooo:rsid="012a5477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fo:font-style="normal" style:text-underline-style="none" fo:font-weight="normal" officeooo:rsid="00b915dd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style:text-underline-style="none" fo:font-weight="normal" officeooo:rsid="0088fe43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style:text-underline-style="none" fo:font-weight="normal" officeooo:rsid="012c312f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style:text-underline-style="none" fo:font-weight="normal" officeooo:rsid="00c8e616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style:text-underline-style="none" fo:font-weight="normal" officeooo:rsid="00c9c5fe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style:text-underline-style="none" fo:font-weight="normal" officeooo:rsid="012e7fed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style:text-underline-style="none" fo:font-weight="normal" officeooo:rsid="012f27be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style:text-underline-style="none" fo:font-weight="normal" officeooo:rsid="0130f6a5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style:text-underline-style="none" fo:font-weight="normal" officeooo:rsid="0136a5a6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style:text-underline-style="none" fo:font-weight="normal" officeooo:rsid="013745e7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style:text-underline-style="none" fo:font-weight="normal" officeooo:rsid="0139d7a1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style:text-underline-style="none" fo:font-weight="normal" officeooo:rsid="01393dc8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style:text-underline-style="none" fo:font-weight="normal" officeooo:rsid="025ed498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style:text-underline-style="none" fo:font-weight="normal" officeooo:rsid="02604dcf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style:text-underline-style="none" fo:font-weight="normal" officeooo:rsid="0262146f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1pt" fo:font-style="normal" style:text-underline-style="none" fo:font-weight="normal" officeooo:rsid="026639e3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size="11pt" fo:font-style="normal" style:text-underline-style="none" fo:font-weight="normal" officeooo:rsid="02636e1a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size="11pt" fo:font-style="normal" style:text-underline-style="none" fo:font-weight="normal" officeooo:rsid="02683689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size="11pt" fo:font-style="normal" style:text-underline-style="none" fo:font-weight="normal" officeooo:rsid="02690b62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size="11pt" fo:font-style="normal" style:text-underline-style="none" fo:font-weight="normal" officeooo:rsid="02698d0e" style:font-size-asian="9.60000038146973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size="11pt" fo:font-style="normal" style:text-underline-style="none" fo:font-weight="normal" officeooo:rsid="0164f696" style:font-size-asian="9.60000038146973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size="11pt" fo:font-style="normal" style:text-underline-style="none" fo:font-weight="normal" officeooo:rsid="0168926f" style:font-size-asian="9.60000038146973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style:text-underline-style="none" fo:font-weight="normal" officeooo:rsid="016a45c6" style:font-size-asian="9.60000038146973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style:text-underline-style="none" fo:font-weight="normal" officeooo:rsid="0166126a" style:font-size-asian="9.60000038146973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style:text-underline-style="none" fo:font-weight="normal" officeooo:rsid="013e39ae" style:font-size-asian="9.60000038146973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style:text-underline-style="none" fo:font-weight="normal" officeooo:rsid="016fe1e8" style:font-size-asian="9.60000038146973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style:text-underline-style="none" fo:font-weight="normal" officeooo:rsid="015975aa" style:font-size-asian="9.60000038146973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style:text-underline-style="none" fo:font-weight="normal" officeooo:rsid="01401d5a" style:font-size-asian="9.60000038146973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style:text-underline-style="none" fo:font-weight="normal" officeooo:rsid="01439fb1" style:font-size-asian="9.60000038146973pt" style:font-style-asian="normal" style:font-weight-asian="normal" style:font-size-complex="11pt" style:font-style-complex="normal" style:font-weight-complex="normal"/>
    </style:style>
    <style:style style:name="T83" style:family="text">
      <style:text-properties fo:font-size="11pt" fo:font-style="normal" style:text-underline-style="none" fo:font-weight="normal" officeooo:rsid="0144b485" style:font-size-asian="9.60000038146973pt" style:font-style-asian="normal" style:font-weight-asian="normal" style:font-size-complex="11pt" style:font-style-complex="normal" style:font-weight-complex="normal"/>
    </style:style>
    <style:style style:name="T84" style:family="text">
      <style:text-properties fo:font-size="11pt" fo:font-style="normal" style:text-underline-style="none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size="11pt" fo:font-style="normal" style:text-underline-style="none" fo:font-weight="normal" officeooo:rsid="01524d5d" style:font-size-asian="9.60000038146973pt" style:font-style-asian="normal" style:font-weight-asian="normal" style:font-size-complex="11pt" style:font-style-complex="normal" style:font-weight-complex="normal"/>
    </style:style>
    <style:style style:name="T86" style:family="text">
      <style:text-properties fo:font-size="11pt" fo:font-style="normal" style:text-underline-style="none" fo:font-weight="normal" officeooo:rsid="0147c969" style:font-size-asian="9.60000038146973pt" style:font-style-asian="normal" style:font-weight-asian="normal" style:font-size-complex="11pt" style:font-style-complex="normal" style:font-weight-complex="normal"/>
    </style:style>
    <style:style style:name="T87" style:family="text">
      <style:text-properties fo:font-size="11pt" fo:font-style="normal" style:text-underline-style="none" fo:font-weight="normal" officeooo:rsid="014906c1" style:font-size-asian="9.60000038146973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style:text-underline-style="none" fo:font-weight="normal" officeooo:rsid="014907ee" style:font-size-asian="9.60000038146973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style:text-underline-style="none" fo:font-weight="normal" officeooo:rsid="0149b20a" style:font-size-asian="9.60000038146973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size="11pt" fo:font-style="normal" style:text-underline-style="none" fo:font-weight="normal" officeooo:rsid="015eddb8" style:font-size-asian="9.60000038146973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size="11pt" fo:font-style="normal" style:text-underline-style="none" fo:font-weight="normal" officeooo:rsid="014b8fd4" style:font-size-asian="9.60000038146973pt" style:font-style-asian="normal" style:font-weight-asian="normal" style:font-size-complex="11pt" style:font-style-complex="normal" style:font-weight-complex="normal"/>
    </style:style>
    <style:style style:name="T92" style:family="text">
      <style:text-properties fo:font-size="11pt" fo:font-style="normal" style:text-underline-style="none" fo:font-weight="normal" officeooo:rsid="014eb373" style:font-size-asian="9.60000038146973pt" style:font-style-asian="normal" style:font-weight-asian="normal" style:font-size-complex="11pt" style:font-style-complex="normal" style:font-weight-complex="normal"/>
    </style:style>
    <style:style style:name="T93" style:family="text">
      <style:text-properties fo:font-size="11pt" fo:font-style="normal" style:text-underline-style="none" fo:font-weight="normal" officeooo:rsid="014f0b47" style:font-size-asian="9.60000038146973pt" style:font-style-asian="normal" style:font-weight-asian="normal" style:font-size-complex="11pt" style:font-style-complex="normal" style:font-weight-complex="normal"/>
    </style:style>
    <style:style style:name="T94" style:family="text">
      <style:text-properties fo:font-size="11pt" fo:font-style="normal" style:text-underline-style="none" fo:font-weight="normal" officeooo:rsid="014fb3aa" style:font-size-asian="9.60000038146973pt" style:font-style-asian="normal" style:font-weight-asian="normal" style:font-size-complex="11pt" style:font-style-complex="normal" style:font-weight-complex="normal"/>
    </style:style>
    <style:style style:name="T95" style:family="text">
      <style:text-properties fo:font-size="11pt" fo:font-style="normal" style:text-underline-style="none" fo:font-weight="normal" officeooo:rsid="01515b01" style:font-size-asian="9.60000038146973pt" style:font-style-asian="normal" style:font-weight-asian="normal" style:font-size-complex="11pt" style:font-style-complex="normal" style:font-weight-complex="normal"/>
    </style:style>
    <style:style style:name="T96" style:family="text">
      <style:text-properties fo:font-size="11pt" fo:font-style="normal" style:text-underline-style="none" fo:font-weight="normal" officeooo:rsid="015353b2" style:font-size-asian="9.60000038146973pt" style:font-style-asian="normal" style:font-weight-asian="normal" style:font-size-complex="11pt" style:font-style-complex="normal" style:font-weight-complex="normal"/>
    </style:style>
    <style:style style:name="T97" style:family="text">
      <style:text-properties fo:font-size="11pt" fo:font-style="normal" style:text-underline-style="none" fo:font-weight="normal" officeooo:rsid="01544362" style:font-size-asian="9.60000038146973pt" style:font-style-asian="normal" style:font-weight-asian="normal" style:font-size-complex="11pt" style:font-style-complex="normal" style:font-weight-complex="normal"/>
    </style:style>
    <style:style style:name="T98" style:family="text">
      <style:text-properties fo:font-size="11pt" fo:font-style="normal" style:text-underline-style="none" fo:font-weight="normal" officeooo:rsid="015ae881" style:font-size-asian="9.60000038146973pt" style:font-style-asian="normal" style:font-weight-asian="normal" style:font-size-complex="11pt" style:font-style-complex="normal" style:font-weight-complex="normal"/>
    </style:style>
    <style:style style:name="T99" style:family="text">
      <style:text-properties fo:font-size="11pt" fo:font-style="normal" style:text-underline-style="none" fo:font-weight="normal" officeooo:rsid="0156cf3f" style:font-size-asian="9.60000038146973pt" style:font-style-asian="normal" style:font-weight-asian="normal" style:font-size-complex="11pt" style:font-style-complex="normal" style:font-weight-complex="normal"/>
    </style:style>
    <style:style style:name="T100" style:family="text">
      <style:text-properties fo:font-size="11pt" fo:font-style="normal" style:text-underline-style="none" fo:font-weight="normal" officeooo:rsid="01599062" style:font-size-asian="9.60000038146973pt" style:font-style-asian="normal" style:font-weight-asian="normal" style:font-size-complex="11pt" style:font-style-complex="normal" style:font-weight-complex="normal"/>
    </style:style>
    <style:style style:name="T101" style:family="text">
      <style:text-properties fo:font-size="11pt" fo:font-style="normal" style:text-underline-style="none" fo:font-weight="normal" officeooo:rsid="015796f9" style:font-size-asian="9.60000038146973pt" style:font-style-asian="normal" style:font-weight-asian="normal" style:font-size-complex="11pt" style:font-style-complex="normal" style:font-weight-complex="normal"/>
    </style:style>
    <style:style style:name="T102" style:family="text">
      <style:text-properties fo:font-size="11pt" fo:font-style="normal" style:text-underline-style="none" fo:font-weight="normal" officeooo:rsid="016ef7c8" style:font-size-asian="9.60000038146973pt" style:font-style-asian="normal" style:font-weight-asian="normal" style:font-size-complex="11pt" style:font-style-complex="normal" style:font-weight-complex="normal"/>
    </style:style>
    <style:style style:name="T103" style:family="text">
      <style:text-properties fo:font-size="11pt" fo:font-style="normal" style:text-underline-style="none" fo:font-weight="normal" officeooo:rsid="01714250" style:font-size-asian="9.60000038146973pt" style:font-style-asian="normal" style:font-weight-asian="normal" style:font-size-complex="11pt" style:font-style-complex="normal" style:font-weight-complex="normal"/>
    </style:style>
    <style:style style:name="T104" style:family="text">
      <style:text-properties fo:font-size="11pt" fo:font-style="normal" style:text-underline-style="none" fo:font-weight="normal" officeooo:rsid="01718ad8" style:font-size-asian="9.60000038146973pt" style:font-style-asian="normal" style:font-weight-asian="normal" style:font-size-complex="11pt" style:font-style-complex="normal" style:font-weight-complex="normal"/>
    </style:style>
    <style:style style:name="T105" style:family="text">
      <style:text-properties fo:font-size="11pt" fo:font-style="normal" style:text-underline-style="none" fo:font-weight="normal" officeooo:rsid="01765376" style:font-size-asian="9.60000038146973pt" style:font-style-asian="normal" style:font-weight-asian="normal" style:font-size-complex="11pt" style:font-style-complex="normal" style:font-weight-complex="normal"/>
    </style:style>
    <style:style style:name="T106" style:family="text">
      <style:text-properties fo:font-size="11pt" fo:font-style="normal" style:text-underline-style="none" fo:font-weight="normal" officeooo:rsid="0179d4da" style:font-size-asian="9.60000038146973pt" style:font-style-asian="normal" style:font-weight-asian="normal" style:font-size-complex="11pt" style:font-style-complex="normal" style:font-weight-complex="normal"/>
    </style:style>
    <style:style style:name="T107" style:family="text">
      <style:text-properties fo:font-size="11pt" fo:font-style="normal" style:text-underline-style="none" fo:font-weight="normal" officeooo:rsid="017f2d68" style:font-size-asian="9.60000038146973pt" style:font-style-asian="normal" style:font-weight-asian="normal" style:font-size-complex="11pt" style:font-style-complex="normal" style:font-weight-complex="normal"/>
    </style:style>
    <style:style style:name="T108" style:family="text">
      <style:text-properties fo:font-size="11pt" fo:font-style="normal" style:text-underline-style="none" fo:font-weight="normal" officeooo:rsid="01833856" style:font-size-asian="9.60000038146973pt" style:font-style-asian="normal" style:font-weight-asian="normal" style:font-size-complex="11pt" style:font-style-complex="normal" style:font-weight-complex="normal"/>
    </style:style>
    <style:style style:name="T109" style:family="text">
      <style:text-properties fo:font-size="11pt" fo:font-style="normal" style:text-underline-style="none" fo:font-weight="normal" officeooo:rsid="0183a6ac" style:font-size-asian="9.60000038146973pt" style:font-style-asian="normal" style:font-weight-asian="normal" style:font-size-complex="11pt" style:font-style-complex="normal" style:font-weight-complex="normal"/>
    </style:style>
    <style:style style:name="T110" style:family="text">
      <style:text-properties fo:font-size="11pt" fo:font-style="normal" style:text-underline-style="none" fo:font-weight="normal" officeooo:rsid="017b976f" style:font-size-asian="9.60000038146973pt" style:font-style-asian="normal" style:font-weight-asian="normal" style:font-size-complex="11pt" style:font-style-complex="normal" style:font-weight-complex="normal"/>
    </style:style>
    <style:style style:name="T111" style:family="text">
      <style:text-properties fo:font-size="11pt" fo:font-style="normal" style:text-underline-style="none" fo:font-weight="normal" officeooo:rsid="0189ab52" style:font-size-asian="9.60000038146973pt" style:font-style-asian="normal" style:font-weight-asian="normal" style:font-size-complex="11pt" style:font-style-complex="normal" style:font-weight-complex="normal"/>
    </style:style>
    <style:style style:name="T112" style:family="text">
      <style:text-properties fo:font-size="11pt" fo:font-style="normal" style:text-underline-style="none" fo:font-weight="normal" officeooo:rsid="018deef7" style:font-size-asian="9.60000038146973pt" style:font-style-asian="normal" style:font-weight-asian="normal" style:font-size-complex="11pt" style:font-style-complex="normal" style:font-weight-complex="normal"/>
    </style:style>
    <style:style style:name="T113" style:family="text">
      <style:text-properties fo:font-size="11pt" fo:font-style="normal" style:text-underline-style="none" fo:font-weight="normal" officeooo:rsid="01914b32" style:font-size-asian="9.60000038146973pt" style:font-style-asian="normal" style:font-weight-asian="normal" style:font-size-complex="11pt" style:font-style-complex="normal" style:font-weight-complex="normal"/>
    </style:style>
    <style:style style:name="T114" style:family="text">
      <style:text-properties fo:font-size="11pt" fo:font-style="normal" style:text-underline-style="none" fo:font-weight="normal" officeooo:rsid="01949459" style:font-size-asian="9.60000038146973pt" style:font-style-asian="normal" style:font-weight-asian="normal" style:font-size-complex="11pt" style:font-style-complex="normal" style:font-weight-complex="normal"/>
    </style:style>
    <style:style style:name="T115" style:family="text">
      <style:text-properties fo:font-size="11pt" fo:font-style="normal" style:text-underline-style="none" fo:font-weight="normal" officeooo:rsid="019a7e22" style:font-size-asian="9.60000038146973pt" style:font-style-asian="normal" style:font-weight-asian="normal" style:font-size-complex="11pt" style:font-style-complex="normal" style:font-weight-complex="normal"/>
    </style:style>
    <style:style style:name="T116" style:family="text">
      <style:text-properties fo:font-size="11pt" fo:font-style="normal" style:text-underline-style="none" fo:font-weight="normal" officeooo:rsid="019ceec4" style:font-size-asian="9.60000038146973pt" style:font-style-asian="normal" style:font-weight-asian="normal" style:font-size-complex="11pt" style:font-style-complex="normal" style:font-weight-complex="normal"/>
    </style:style>
    <style:style style:name="T117" style:family="text">
      <style:text-properties fo:font-size="11pt" fo:font-style="normal" style:text-underline-style="none" fo:font-weight="normal" officeooo:rsid="019eb2db" style:font-size-asian="9.60000038146973pt" style:font-style-asian="normal" style:font-weight-asian="normal" style:font-size-complex="11pt" style:font-style-complex="normal" style:font-weight-complex="normal"/>
    </style:style>
    <style:style style:name="T118" style:family="text">
      <style:text-properties fo:font-size="11pt" fo:font-style="normal" style:text-underline-style="none" fo:font-weight="normal" officeooo:rsid="019ffa39" style:font-size-asian="9.60000038146973pt" style:font-style-asian="normal" style:font-weight-asian="normal" style:font-size-complex="11pt" style:font-style-complex="normal" style:font-weight-complex="normal"/>
    </style:style>
    <style:style style:name="T119" style:family="text">
      <style:text-properties fo:font-size="11pt" fo:font-style="normal" style:text-underline-style="none" fo:font-weight="normal" officeooo:rsid="01a45330" style:font-size-asian="9.60000038146973pt" style:font-style-asian="normal" style:font-weight-asian="normal" style:font-size-complex="11pt" style:font-style-complex="normal" style:font-weight-complex="normal"/>
    </style:style>
    <style:style style:name="T120" style:family="text">
      <style:text-properties fo:font-size="11pt" fo:font-style="normal" style:text-underline-style="none" fo:font-weight="normal" officeooo:rsid="01a55549" style:font-size-asian="9.60000038146973pt" style:font-style-asian="normal" style:font-weight-asian="normal" style:font-size-complex="11pt" style:font-style-complex="normal" style:font-weight-complex="normal"/>
    </style:style>
    <style:style style:name="T121" style:family="text">
      <style:text-properties fo:font-size="11pt" fo:font-style="normal" style:text-underline-style="none" fo:font-weight="normal" officeooo:rsid="01a55ad7" style:font-size-asian="9.60000038146973pt" style:font-style-asian="normal" style:font-weight-asian="normal" style:font-size-complex="11pt" style:font-style-complex="normal" style:font-weight-complex="normal"/>
    </style:style>
    <style:style style:name="T122" style:family="text">
      <style:text-properties fo:font-size="11pt" fo:font-style="normal" style:text-underline-style="none" fo:font-weight="normal" officeooo:rsid="01a93d0c" style:font-size-asian="9.60000038146973pt" style:font-style-asian="normal" style:font-weight-asian="normal" style:font-size-complex="11pt" style:font-style-complex="normal" style:font-weight-complex="normal"/>
    </style:style>
    <style:style style:name="T123" style:family="text">
      <style:text-properties fo:font-size="11pt" fo:font-style="normal" style:text-underline-style="none" fo:font-weight="normal" officeooo:rsid="01aa4bff" style:font-size-asian="9.60000038146973pt" style:font-style-asian="normal" style:font-weight-asian="normal" style:font-size-complex="11pt" style:font-style-complex="normal" style:font-weight-complex="normal"/>
    </style:style>
    <style:style style:name="T124" style:family="text">
      <style:text-properties fo:font-size="11pt" fo:font-style="normal" style:text-underline-style="none" fo:font-weight="normal" officeooo:rsid="01afd2fc" style:font-size-asian="9.60000038146973pt" style:font-style-asian="normal" style:font-weight-asian="normal" style:font-size-complex="11pt" style:font-style-complex="normal" style:font-weight-complex="normal"/>
    </style:style>
    <style:style style:name="T125" style:family="text">
      <style:text-properties fo:font-size="11pt" fo:font-style="normal" style:text-underline-style="none" fo:font-weight="normal" officeooo:rsid="01b0b8ad" style:font-size-asian="9.60000038146973pt" style:font-style-asian="normal" style:font-weight-asian="normal" style:font-size-complex="11pt" style:font-style-complex="normal" style:font-weight-complex="normal"/>
    </style:style>
    <style:style style:name="T126" style:family="text">
      <style:text-properties fo:font-size="11pt" fo:font-style="normal" style:text-underline-style="none" fo:font-weight="normal" officeooo:rsid="01b6e486" style:font-size-asian="9.60000038146973pt" style:font-style-asian="normal" style:font-weight-asian="normal" style:font-size-complex="11pt" style:font-style-complex="normal" style:font-weight-complex="normal"/>
    </style:style>
    <style:style style:name="T127" style:family="text">
      <style:text-properties fo:font-size="11pt" fo:font-style="normal" style:text-underline-style="none" fo:font-weight="normal" officeooo:rsid="01ba622a" style:font-size-asian="9.60000038146973pt" style:font-style-asian="normal" style:font-weight-asian="normal" style:font-size-complex="11pt" style:font-style-complex="normal" style:font-weight-complex="normal"/>
    </style:style>
    <style:style style:name="T128" style:family="text">
      <style:text-properties fo:font-size="11pt" fo:font-style="normal" style:text-underline-style="none" fo:font-weight="normal" officeooo:rsid="01bd15d2" style:font-size-asian="9.60000038146973pt" style:font-style-asian="normal" style:font-weight-asian="normal" style:font-size-complex="11pt" style:font-style-complex="normal" style:font-weight-complex="normal"/>
    </style:style>
    <style:style style:name="T129" style:family="text">
      <style:text-properties fo:font-size="11pt" fo:font-style="normal" style:text-underline-style="none" fo:font-weight="normal" officeooo:rsid="01bfc49e" style:font-size-asian="9.60000038146973pt" style:font-style-asian="normal" style:font-weight-asian="normal" style:font-size-complex="11pt" style:font-style-complex="normal" style:font-weight-complex="normal"/>
    </style:style>
    <style:style style:name="T130" style:family="text">
      <style:text-properties fo:font-size="11pt" fo:font-style="normal" style:text-underline-style="none" fo:font-weight="normal" officeooo:rsid="01c5531b" style:font-size-asian="9.60000038146973pt" style:font-style-asian="normal" style:font-weight-asian="normal" style:font-size-complex="11pt" style:font-style-complex="normal" style:font-weight-complex="normal"/>
    </style:style>
    <style:style style:name="T131" style:family="text">
      <style:text-properties fo:font-size="11pt" fo:font-style="normal" style:text-underline-style="none" fo:font-weight="normal" officeooo:rsid="01c7257b" style:font-size-asian="9.60000038146973pt" style:font-style-asian="normal" style:font-weight-asian="normal" style:font-size-complex="11pt" style:font-style-complex="normal" style:font-weight-complex="normal"/>
    </style:style>
    <style:style style:name="T132" style:family="text">
      <style:text-properties fo:font-size="11pt" fo:font-style="normal" style:text-underline-style="none" fo:font-weight="normal" officeooo:rsid="01c9f3f2" style:font-size-asian="9.60000038146973pt" style:font-style-asian="normal" style:font-weight-asian="normal" style:font-size-complex="11pt" style:font-style-complex="normal" style:font-weight-complex="normal"/>
    </style:style>
    <style:style style:name="T133" style:family="text">
      <style:text-properties fo:font-size="11pt" fo:font-style="normal" style:text-underline-style="none" fo:font-weight="normal" officeooo:rsid="01cd438d" style:font-size-asian="9.60000038146973pt" style:font-style-asian="normal" style:font-weight-asian="normal" style:font-size-complex="11pt" style:font-style-complex="normal" style:font-weight-complex="normal"/>
    </style:style>
    <style:style style:name="T134" style:family="text">
      <style:text-properties fo:font-size="11pt" fo:font-style="normal" style:text-underline-style="none" fo:font-weight="normal" officeooo:rsid="01cf9c73" style:font-size-asian="9.60000038146973pt" style:font-style-asian="normal" style:font-weight-asian="normal" style:font-size-complex="11pt" style:font-style-complex="normal" style:font-weight-complex="normal"/>
    </style:style>
    <style:style style:name="T135" style:family="text">
      <style:text-properties fo:font-size="11pt" fo:font-style="normal" style:text-underline-style="none" fo:font-weight="normal" officeooo:rsid="01cfc9be" style:font-size-asian="9.60000038146973pt" style:font-style-asian="normal" style:font-weight-asian="normal" style:font-size-complex="11pt" style:font-style-complex="normal" style:font-weight-complex="normal"/>
    </style:style>
    <style:style style:name="T136" style:family="text">
      <style:text-properties fo:font-size="11pt" fo:font-style="normal" style:text-underline-style="none" fo:font-weight="normal" officeooo:rsid="01d1f2e3" style:font-size-asian="9.60000038146973pt" style:font-style-asian="normal" style:font-weight-asian="normal" style:font-size-complex="11pt" style:font-style-complex="normal" style:font-weight-complex="normal"/>
    </style:style>
    <style:style style:name="T137" style:family="text">
      <style:text-properties fo:font-size="11pt" fo:font-style="normal" style:text-underline-style="none" fo:font-weight="normal" officeooo:rsid="01d5b40f" style:font-size-asian="9.60000038146973pt" style:font-style-asian="normal" style:font-weight-asian="normal" style:font-size-complex="11pt" style:font-style-complex="normal" style:font-weight-complex="normal"/>
    </style:style>
    <style:style style:name="T138" style:family="text">
      <style:text-properties fo:font-size="11pt" fo:font-style="normal" style:text-underline-style="none" fo:font-weight="normal" officeooo:rsid="01da7724" style:font-size-asian="9.60000038146973pt" style:font-style-asian="normal" style:font-weight-asian="normal" style:font-size-complex="11pt" style:font-style-complex="normal" style:font-weight-complex="normal"/>
    </style:style>
    <style:style style:name="T139" style:family="text">
      <style:text-properties fo:font-size="11pt" fo:font-style="normal" style:text-underline-style="none" fo:font-weight="normal" officeooo:rsid="01de2f80" style:font-size-asian="9.60000038146973pt" style:font-style-asian="normal" style:font-weight-asian="normal" style:font-size-complex="11pt" style:font-style-complex="normal" style:font-weight-complex="normal"/>
    </style:style>
    <style:style style:name="T140" style:family="text">
      <style:text-properties fo:font-size="11pt" fo:font-style="normal" style:text-underline-style="none" fo:font-weight="normal" officeooo:rsid="0003c089" style:font-size-asian="9.60000038146973pt" style:font-style-asian="normal" style:font-weight-asian="normal" style:font-size-complex="11pt" style:font-style-complex="normal" style:font-weight-complex="normal"/>
    </style:style>
    <style:style style:name="T141" style:family="text">
      <style:text-properties fo:font-size="11pt" fo:font-style="normal" style:text-underline-style="none" fo:font-weight="bold" officeooo:rsid="00fdecb8" style:font-size-asian="9.60000038146973pt" style:font-style-asian="normal" style:font-weight-asian="bold" style:font-size-complex="11pt" style:font-style-complex="normal" style:font-weight-complex="bold"/>
    </style:style>
    <style:style style:name="T142" style:family="text">
      <style:text-properties fo:font-size="11pt" fo:font-style="normal" style:text-underline-style="none" fo:font-weight="bold" officeooo:rsid="0104fb3c" style:font-size-asian="9.60000038146973pt" style:font-style-asian="normal" style:font-weight-asian="bold" style:font-size-complex="11pt" style:font-style-complex="normal" style:font-weight-complex="bold"/>
    </style:style>
    <style:style style:name="T143" style:family="text">
      <style:text-properties fo:font-size="11pt" fo:font-style="normal" style:text-underline-style="none" fo:font-weight="bold" officeooo:rsid="01e812a6" style:font-size-asian="9.60000038146973pt" style:font-style-asian="normal" style:font-weight-asian="bold" style:font-size-complex="11pt" style:font-style-complex="normal" style:font-weight-complex="bold"/>
    </style:style>
    <style:style style:name="T144" style:family="text">
      <style:text-properties fo:font-size="11pt" fo:font-style="normal" style:text-underline-style="none" fo:font-weight="bold" officeooo:rsid="0103f758" style:font-size-asian="9.60000038146973pt" style:font-style-asian="normal" style:font-weight-asian="bold" style:font-size-complex="11pt" style:font-style-complex="normal" style:font-weight-complex="bold"/>
    </style:style>
    <style:style style:name="T145" style:family="text">
      <style:text-properties fo:font-size="11pt" fo:font-style="normal" style:text-underline-style="none" fo:font-weight="bold" officeooo:rsid="010a5154" style:font-size-asian="9.60000038146973pt" style:font-style-asian="normal" style:font-weight-asian="bold" style:font-size-complex="11pt" style:font-style-complex="normal" style:font-weight-complex="bold"/>
    </style:style>
    <style:style style:name="T146" style:family="text">
      <style:text-properties fo:font-size="11pt" fo:font-style="normal" style:text-underline-style="none" fo:font-weight="bold" officeooo:rsid="01109521" style:font-size-asian="9.60000038146973pt" style:font-style-asian="normal" style:font-weight-asian="bold" style:font-size-complex="11pt" style:font-style-complex="normal" style:font-weight-complex="bold"/>
    </style:style>
    <style:style style:name="T147" style:family="text">
      <style:text-properties fo:font-size="11pt" fo:font-style="normal" style:text-underline-style="none" fo:font-weight="bold" officeooo:rsid="011276ac" style:font-size-asian="9.60000038146973pt" style:font-style-asian="normal" style:font-weight-asian="bold" style:font-size-complex="11pt" style:font-style-complex="normal" style:font-weight-complex="bold"/>
    </style:style>
    <style:style style:name="T148" style:family="text">
      <style:text-properties fo:font-size="11pt" fo:font-style="normal" style:text-underline-style="none" fo:font-weight="bold" officeooo:rsid="0119b707" style:font-size-asian="9.60000038146973pt" style:font-style-asian="normal" style:font-weight-asian="bold" style:font-size-complex="11pt" style:font-style-complex="normal" style:font-weight-complex="bold"/>
    </style:style>
    <style:style style:name="T149" style:family="text">
      <style:text-properties fo:font-size="11pt" fo:font-style="normal" style:text-underline-style="none" fo:font-weight="bold" officeooo:rsid="0120d710" style:font-size-asian="9.60000038146973pt" style:font-style-asian="normal" style:font-weight-asian="bold" style:font-size-complex="11pt" style:font-style-complex="normal" style:font-weight-complex="bold"/>
    </style:style>
    <style:style style:name="T150" style:family="text">
      <style:text-properties fo:font-size="11pt" fo:font-style="normal" style:text-underline-style="none" fo:font-weight="bold" officeooo:rsid="0122c112" style:font-size-asian="9.60000038146973pt" style:font-style-asian="normal" style:font-weight-asian="bold" style:font-size-complex="11pt" style:font-style-complex="normal" style:font-weight-complex="bold"/>
    </style:style>
    <style:style style:name="T151" style:family="text">
      <style:text-properties fo:font-size="11pt" fo:font-style="normal" style:text-underline-style="none" fo:font-weight="bold" officeooo:rsid="012397ef" style:font-size-asian="9.60000038146973pt" style:font-style-asian="normal" style:font-weight-asian="bold" style:font-size-complex="11pt" style:font-style-complex="normal" style:font-weight-complex="bold"/>
    </style:style>
    <style:style style:name="T152" style:family="text">
      <style:text-properties fo:font-size="11pt" fo:font-style="normal" style:text-underline-style="none" fo:font-weight="bold" officeooo:rsid="0126c6ea" style:font-size-asian="9.60000038146973pt" style:font-style-asian="normal" style:font-weight-asian="bold" style:font-size-complex="11pt" style:font-style-complex="normal" style:font-weight-complex="bold"/>
    </style:style>
    <style:style style:name="T153" style:family="text">
      <style:text-properties fo:font-size="11pt" fo:font-style="normal" style:text-underline-style="none" fo:font-weight="bold" officeooo:rsid="0128397e" style:font-size-asian="9.60000038146973pt" style:font-style-asian="normal" style:font-weight-asian="bold" style:font-size-complex="11pt" style:font-style-complex="normal" style:font-weight-complex="bold"/>
    </style:style>
    <style:style style:name="T154" style:family="text">
      <style:text-properties fo:font-size="11pt" fo:font-style="normal" style:text-underline-style="none" fo:font-weight="bold" officeooo:rsid="010d5820" style:font-size-asian="9.60000038146973pt" style:font-style-asian="normal" style:font-weight-asian="bold" style:font-size-complex="11pt" style:font-style-complex="normal" style:font-weight-complex="bold"/>
    </style:style>
    <style:style style:name="T155" style:family="text">
      <style:text-properties fo:font-size="11pt" fo:font-style="normal" style:text-underline-style="none" fo:font-weight="bold" officeooo:rsid="010d6656" style:font-size-asian="9.60000038146973pt" style:font-style-asian="normal" style:font-weight-asian="bold" style:font-size-complex="11pt" style:font-style-complex="normal" style:font-weight-complex="bold"/>
    </style:style>
    <style:style style:name="T156" style:family="text">
      <style:text-properties fo:font-size="11pt" fo:font-style="normal" style:text-underline-style="none" fo:font-weight="bold" officeooo:rsid="016ef7c8" style:font-size-asian="9.60000038146973pt" style:font-style-asian="normal" style:font-weight-asian="bold" style:font-size-complex="11pt" style:font-style-complex="normal" style:font-weight-complex="bold"/>
    </style:style>
    <style:style style:name="T157" style:family="text">
      <style:text-properties fo:font-size="11pt" fo:font-style="normal" style:text-underline-style="none" fo:font-weight="bold" officeooo:rsid="0179d4da" style:font-size-asian="9.60000038146973pt" style:font-style-asian="normal" style:font-weight-asian="bold" style:font-size-complex="11pt" style:font-style-complex="normal" style:font-weight-complex="bold"/>
    </style:style>
    <style:style style:name="T158" style:family="text">
      <style:text-properties fo:font-size="11pt" fo:font-style="normal" style:text-underline-style="none" fo:font-weight="bold" officeooo:rsid="017b976f" style:font-size-asian="9.60000038146973pt" style:font-style-asian="normal" style:font-weight-asian="bold" style:font-size-complex="11pt" style:font-style-complex="normal" style:font-weight-complex="bold"/>
    </style:style>
    <style:style style:name="T159" style:family="text">
      <style:text-properties fo:font-size="11pt" fo:font-style="normal" style:text-underline-style="none" fo:font-weight="bold" officeooo:rsid="017c498a" style:font-size-asian="9.60000038146973pt" style:font-style-asian="normal" style:font-weight-asian="bold" style:font-size-complex="11pt" style:font-style-complex="normal" style:font-weight-complex="bold"/>
    </style:style>
    <style:style style:name="T160" style:family="text">
      <style:text-properties fo:font-size="11pt" fo:font-style="normal" style:text-underline-style="solid" style:text-underline-width="auto" style:text-underline-color="font-color" fo:font-weight="normal" officeooo:rsid="01ea329e" style:font-size-asian="9.60000038146973pt" style:font-style-asian="normal" style:font-weight-asian="normal" style:font-size-complex="11pt" style:font-style-complex="normal" style:font-weight-complex="normal"/>
    </style:style>
    <style:style style:name="T161" style:family="text">
      <style:text-properties fo:font-size="11pt" fo:font-style="normal" style:text-underline-style="solid" style:text-underline-width="auto" style:text-underline-color="font-color" fo:font-weight="normal" officeooo:rsid="013c8760" style:font-size-asian="9.60000038146973pt" style:font-style-asian="normal" style:font-weight-asian="normal" style:font-size-complex="11pt" style:font-style-complex="normal" style:font-weight-complex="normal"/>
    </style:style>
    <style:style style:name="T162" style:family="text">
      <style:text-properties fo:font-size="11pt" fo:font-style="normal" style:text-underline-style="solid" style:text-underline-width="auto" style:text-underline-color="font-color" fo:font-weight="normal" officeooo:rsid="0145a454" style:font-size-asian="9.60000038146973pt" style:font-style-asian="normal" style:font-weight-asian="normal" style:font-size-complex="11pt" style:font-style-complex="normal" style:font-weight-complex="normal"/>
    </style:style>
    <style:style style:name="T163" style:family="text">
      <style:text-properties fo:font-size="11pt" fo:font-style="normal" style:text-underline-style="solid" style:text-underline-width="auto" style:text-underline-color="font-color" fo:font-weight="normal" officeooo:rsid="01ecf5ad" style:font-size-asian="9.60000038146973pt" style:font-style-asian="normal" style:font-weight-asian="normal" style:font-size-complex="11pt" style:font-style-complex="normal" style:font-weight-complex="normal"/>
    </style:style>
    <style:style style:name="T164" style:family="text">
      <style:text-properties fo:font-size="11pt" fo:font-style="normal" style:text-underline-style="solid" style:text-underline-width="auto" style:text-underline-color="font-color" fo:font-weight="normal" officeooo:rsid="0187c036" style:font-size-asian="9.60000038146973pt" style:font-style-asian="normal" style:font-weight-asian="normal" style:font-size-complex="11pt" style:font-style-complex="normal" style:font-weight-complex="normal"/>
    </style:style>
    <style:style style:name="T165" style:family="text">
      <style:text-properties fo:font-size="11pt" fo:font-style="normal" style:text-underline-style="solid" style:text-underline-width="auto" style:text-underline-color="font-color" fo:font-weight="normal" officeooo:rsid="01efb88f" style:font-size-asian="9.60000038146973pt" style:font-style-asian="normal" style:font-weight-asian="normal" style:font-size-complex="11pt" style:font-style-complex="normal" style:font-weight-complex="normal"/>
    </style:style>
    <style:style style:name="T166" style:family="text">
      <style:text-properties fo:font-size="11pt" fo:font-style="italic" style:text-underline-style="none" fo:font-weight="normal" officeooo:rsid="009ca86b" style:font-size-asian="9.60000038146973pt" style:font-style-asian="italic" style:font-weight-asian="normal" style:font-size-complex="11pt" style:font-style-complex="italic" style:font-weight-complex="normal"/>
    </style:style>
    <style:style style:name="T167" style:family="text">
      <style:text-properties fo:font-size="11pt" fo:font-style="italic" style:text-underline-style="none" fo:font-weight="normal" officeooo:rsid="0080aaa2" style:font-size-asian="9.60000038146973pt" style:font-style-asian="italic" style:font-weight-asian="normal" style:font-size-complex="11pt" style:font-style-complex="italic" style:font-weight-complex="normal"/>
    </style:style>
    <style:style style:name="T168" style:family="text">
      <style:text-properties fo:font-size="11pt" fo:font-style="italic" style:text-underline-style="none" fo:font-weight="normal" officeooo:rsid="008d869c" style:font-size-asian="9.60000038146973pt" style:font-style-asian="italic" style:font-weight-asian="normal" style:font-size-complex="11pt" style:font-style-complex="italic" style:font-weight-complex="normal"/>
    </style:style>
    <style:style style:name="T169" style:family="text">
      <style:text-properties fo:font-size="11pt" fo:font-style="italic" style:text-underline-style="none" fo:font-weight="normal" officeooo:rsid="00977e38" style:font-size-asian="9.60000038146973pt" style:font-style-asian="italic" style:font-weight-asian="normal" style:font-size-complex="11pt" style:font-style-complex="italic" style:font-weight-complex="normal"/>
    </style:style>
    <style:style style:name="T170" style:family="text">
      <style:text-properties fo:font-size="11pt" fo:font-style="italic" style:text-underline-style="none" fo:font-weight="normal" officeooo:rsid="00987651" style:font-size-asian="9.60000038146973pt" style:font-style-asian="italic" style:font-weight-asian="normal" style:font-size-complex="11pt" style:font-style-complex="italic" style:font-weight-complex="normal"/>
    </style:style>
    <style:style style:name="T171" style:family="text">
      <style:text-properties fo:font-size="11pt" fo:font-style="italic" style:text-underline-style="none" fo:font-weight="normal" officeooo:rsid="009ac714" style:font-size-asian="9.60000038146973pt" style:font-style-asian="italic" style:font-weight-asian="normal" style:font-size-complex="11pt" style:font-style-complex="italic" style:font-weight-complex="normal"/>
    </style:style>
    <style:style style:name="T172" style:family="text">
      <style:text-properties fo:font-size="11pt" fo:font-style="italic" style:text-underline-style="none" fo:font-weight="normal" officeooo:rsid="011276ac" style:font-size-asian="9.60000038146973pt" style:font-style-asian="italic" style:font-weight-asian="normal" style:font-size-complex="11pt" style:font-style-complex="italic" style:font-weight-complex="normal"/>
    </style:style>
    <style:style style:name="T173" style:family="text">
      <style:text-properties fo:font-size="11pt" fo:font-style="italic" style:text-underline-style="none" fo:font-weight="normal" officeooo:rsid="008fb05e" style:font-size-asian="9.60000038146973pt" style:font-style-asian="italic" style:font-weight-asian="normal" style:font-size-complex="11pt" style:font-style-complex="italic" style:font-weight-complex="normal"/>
    </style:style>
    <style:style style:name="T174" style:family="text">
      <style:text-properties fo:font-size="11pt" fo:font-style="italic" style:text-underline-style="none" fo:font-weight="normal" officeooo:rsid="0092c7fc" style:font-size-asian="9.60000038146973pt" style:font-style-asian="italic" style:font-weight-asian="normal" style:font-size-complex="11pt" style:font-style-complex="italic" style:font-weight-complex="normal"/>
    </style:style>
    <style:style style:name="T175" style:family="text">
      <style:text-properties fo:font-size="11pt" fo:font-style="italic" style:text-underline-style="none" fo:font-weight="normal" officeooo:rsid="0093a57c" style:font-size-asian="9.60000038146973pt" style:font-style-asian="italic" style:font-weight-asian="normal" style:font-size-complex="11pt" style:font-style-complex="italic" style:font-weight-complex="normal"/>
    </style:style>
    <style:style style:name="T176" style:family="text">
      <style:text-properties fo:font-size="11pt" fo:font-style="italic" style:text-underline-style="none" fo:font-weight="normal" officeooo:rsid="009619ed" style:font-size-asian="9.60000038146973pt" style:font-style-asian="italic" style:font-weight-asian="normal" style:font-size-complex="11pt" style:font-style-complex="italic" style:font-weight-complex="normal"/>
    </style:style>
    <style:style style:name="T177" style:family="text">
      <style:text-properties fo:font-size="11pt" fo:font-style="italic" style:text-underline-style="none" fo:font-weight="normal" officeooo:rsid="0081965b" style:font-size-asian="9.60000038146973pt" style:font-style-asian="italic" style:font-weight-asian="normal" style:font-size-complex="11pt" style:font-style-complex="italic" style:font-weight-complex="normal"/>
    </style:style>
    <style:style style:name="T178" style:family="text">
      <style:text-properties fo:font-size="11pt" fo:font-style="italic" style:text-underline-style="none" fo:font-weight="normal" officeooo:rsid="009df4ff" style:font-size-asian="9.60000038146973pt" style:font-style-asian="italic" style:font-weight-asian="normal" style:font-size-complex="11pt" style:font-style-complex="italic" style:font-weight-complex="normal"/>
    </style:style>
    <style:style style:name="T179" style:family="text">
      <style:text-properties fo:font-size="11pt" fo:font-style="italic" style:text-underline-style="none" fo:font-weight="normal" officeooo:rsid="00a2d264" style:font-size-asian="9.60000038146973pt" style:font-style-asian="italic" style:font-weight-asian="normal" style:font-size-complex="11pt" style:font-style-complex="italic" style:font-weight-complex="normal"/>
    </style:style>
    <style:style style:name="T180" style:family="text">
      <style:text-properties fo:font-size="11pt" fo:font-style="italic" style:text-underline-style="none" fo:font-weight="normal" officeooo:rsid="00a5cf4b" style:font-size-asian="9.60000038146973pt" style:font-style-asian="italic" style:font-weight-asian="normal" style:font-size-complex="11pt" style:font-style-complex="italic" style:font-weight-complex="normal"/>
    </style:style>
    <style:style style:name="T181" style:family="text">
      <style:text-properties fo:font-size="11pt" fo:font-style="italic" style:text-underline-style="none" fo:font-weight="normal" officeooo:rsid="00a95869" style:font-size-asian="9.60000038146973pt" style:font-style-asian="italic" style:font-weight-asian="normal" style:font-size-complex="11pt" style:font-style-complex="italic" style:font-weight-complex="normal"/>
    </style:style>
    <style:style style:name="T182" style:family="text">
      <style:text-properties fo:font-size="11pt" fo:font-style="italic" style:text-underline-style="none" fo:font-weight="normal" officeooo:rsid="00ab26f1" style:font-size-asian="9.60000038146973pt" style:font-style-asian="italic" style:font-weight-asian="normal" style:font-size-complex="11pt" style:font-style-complex="italic" style:font-weight-complex="normal"/>
    </style:style>
    <style:style style:name="T183" style:family="text">
      <style:text-properties fo:font-size="11pt" fo:font-style="italic" style:text-underline-style="none" fo:font-weight="normal" officeooo:rsid="00ad1965" style:font-size-asian="9.60000038146973pt" style:font-style-asian="italic" style:font-weight-asian="normal" style:font-size-complex="11pt" style:font-style-complex="italic" style:font-weight-complex="normal"/>
    </style:style>
    <style:style style:name="T184" style:family="text">
      <style:text-properties fo:font-size="11pt" fo:font-style="italic" style:text-underline-style="none" fo:font-weight="normal" officeooo:rsid="01164b20" style:font-size-asian="9.60000038146973pt" style:font-style-asian="italic" style:font-weight-asian="normal" style:font-size-complex="11pt" style:font-style-complex="italic" style:font-weight-complex="normal"/>
    </style:style>
    <style:style style:name="T185" style:family="text">
      <style:text-properties fo:font-size="11pt" fo:font-style="italic" style:text-underline-style="none" fo:font-weight="normal" officeooo:rsid="011a7649" style:font-size-asian="9.60000038146973pt" style:font-style-asian="italic" style:font-weight-asian="normal" style:font-size-complex="11pt" style:font-style-complex="italic" style:font-weight-complex="normal"/>
    </style:style>
    <style:style style:name="T186" style:family="text">
      <style:text-properties fo:font-size="11pt" fo:font-style="italic" style:text-underline-style="none" fo:font-weight="normal" officeooo:rsid="012140fb" style:font-size-asian="9.60000038146973pt" style:font-style-asian="italic" style:font-weight-asian="normal" style:font-size-complex="11pt" style:font-style-complex="italic" style:font-weight-complex="normal"/>
    </style:style>
    <style:style style:name="T187" style:family="text">
      <style:text-properties fo:font-size="11pt" fo:font-style="italic" style:text-underline-style="none" fo:font-weight="normal" officeooo:rsid="00afb34f" style:font-size-asian="9.60000038146973pt" style:font-style-asian="italic" style:font-weight-asian="normal" style:font-size-complex="11pt" style:font-style-complex="italic" style:font-weight-complex="normal"/>
    </style:style>
    <style:style style:name="T188" style:family="text">
      <style:text-properties fo:font-size="11pt" fo:font-style="italic" style:text-underline-style="none" fo:font-weight="normal" officeooo:rsid="00864274" style:font-size-asian="9.60000038146973pt" style:font-style-asian="italic" style:font-weight-asian="normal" style:font-size-complex="11pt" style:font-style-complex="italic" style:font-weight-complex="normal"/>
    </style:style>
    <style:style style:name="T189" style:family="text">
      <style:text-properties fo:font-size="11pt" fo:font-style="italic" style:text-underline-style="none" fo:font-weight="normal" officeooo:rsid="00b0309f" style:font-size-asian="9.60000038146973pt" style:font-style-asian="italic" style:font-weight-asian="normal" style:font-size-complex="11pt" style:font-style-complex="italic" style:font-weight-complex="normal"/>
    </style:style>
    <style:style style:name="T190" style:family="text">
      <style:text-properties fo:font-size="11pt" fo:font-style="italic" style:text-underline-style="none" fo:font-weight="normal" officeooo:rsid="00b134ce" style:font-size-asian="9.60000038146973pt" style:font-style-asian="italic" style:font-weight-asian="normal" style:font-size-complex="11pt" style:font-style-complex="italic" style:font-weight-complex="normal"/>
    </style:style>
    <style:style style:name="T191" style:family="text">
      <style:text-properties fo:font-size="11pt" fo:font-style="italic" style:text-underline-style="none" fo:font-weight="normal" officeooo:rsid="00b423fd" style:font-size-asian="9.60000038146973pt" style:font-style-asian="italic" style:font-weight-asian="normal" style:font-size-complex="11pt" style:font-style-complex="italic" style:font-weight-complex="normal"/>
    </style:style>
    <style:style style:name="T192" style:family="text">
      <style:text-properties fo:font-size="11pt" fo:font-style="italic" style:text-underline-style="none" fo:font-weight="normal" officeooo:rsid="0125ee07" style:font-size-asian="9.60000038146973pt" style:font-style-asian="italic" style:font-weight-asian="normal" style:font-size-complex="11pt" style:font-style-complex="italic" style:font-weight-complex="normal"/>
    </style:style>
    <style:style style:name="T193" style:family="text">
      <style:text-properties fo:font-size="11pt" fo:font-style="italic" style:text-underline-style="none" fo:font-weight="normal" officeooo:rsid="00b60446" style:font-size-asian="9.60000038146973pt" style:font-style-asian="italic" style:font-weight-asian="normal" style:font-size-complex="11pt" style:font-style-complex="italic" style:font-weight-complex="normal"/>
    </style:style>
    <style:style style:name="T194" style:family="text">
      <style:text-properties fo:font-size="11pt" fo:font-style="italic" style:text-underline-style="none" fo:font-weight="normal" officeooo:rsid="00b7296e" style:font-size-asian="9.60000038146973pt" style:font-style-asian="italic" style:font-weight-asian="normal" style:font-size-complex="11pt" style:font-style-complex="italic" style:font-weight-complex="normal"/>
    </style:style>
    <style:style style:name="T195" style:family="text">
      <style:text-properties fo:font-size="11pt" fo:font-style="italic" style:text-underline-style="none" fo:font-weight="normal" officeooo:rsid="012a0a21" style:font-size-asian="9.60000038146973pt" style:font-style-asian="italic" style:font-weight-asian="normal" style:font-size-complex="11pt" style:font-style-complex="italic" style:font-weight-complex="normal"/>
    </style:style>
    <style:style style:name="T196" style:family="text">
      <style:text-properties fo:font-size="11pt" fo:font-style="italic" style:text-underline-style="none" fo:font-weight="normal" officeooo:rsid="00b915dd" style:font-size-asian="9.60000038146973pt" style:font-style-asian="italic" style:font-weight-asian="normal" style:font-size-complex="11pt" style:font-style-complex="italic" style:font-weight-complex="normal"/>
    </style:style>
    <style:style style:name="T197" style:family="text">
      <style:text-properties fo:font-size="11pt" fo:font-style="italic" style:text-underline-style="none" fo:font-weight="normal" officeooo:rsid="012d1036" style:font-size-asian="9.60000038146973pt" style:font-style-asian="italic" style:font-weight-asian="normal" style:font-size-complex="11pt" style:font-style-complex="italic" style:font-weight-complex="normal"/>
    </style:style>
    <style:style style:name="T198" style:family="text">
      <style:text-properties fo:font-size="11pt" fo:font-style="italic" style:text-underline-style="none" fo:font-weight="normal" officeooo:rsid="01302aba" style:font-size-asian="9.60000038146973pt" style:font-style-asian="italic" style:font-weight-asian="normal" style:font-size-complex="11pt" style:font-style-complex="italic" style:font-weight-complex="normal"/>
    </style:style>
    <style:style style:name="T199" style:family="text">
      <style:text-properties fo:font-size="11pt" fo:font-style="italic" style:text-underline-style="none" fo:font-weight="normal" officeooo:rsid="01407127" style:font-size-asian="9.60000038146973pt" style:font-style-asian="italic" style:font-weight-asian="normal" style:font-size-complex="11pt" style:font-style-complex="italic" style:font-weight-complex="normal"/>
    </style:style>
    <style:style style:name="T200" style:family="text">
      <style:text-properties fo:font-size="11pt" fo:font-style="italic" style:text-underline-style="none" fo:font-weight="normal" officeooo:rsid="0139d7a1" style:font-size-asian="9.60000038146973pt" style:font-style-asian="italic" style:font-weight-asian="normal" style:font-size-complex="11pt" style:font-style-complex="italic" style:font-weight-complex="normal"/>
    </style:style>
    <style:style style:name="T201" style:family="text">
      <style:text-properties fo:font-size="11pt" fo:font-style="italic" style:text-underline-style="none" fo:font-weight="normal" officeooo:rsid="01515b01" style:font-size-asian="9.60000038146973pt" style:font-style-asian="italic" style:font-weight-asian="normal" style:font-size-complex="11pt" style:font-style-complex="italic" style:font-weight-complex="normal"/>
    </style:style>
    <style:style style:name="T202" style:family="text">
      <style:text-properties fo:font-size="11pt" fo:font-style="italic" style:text-underline-style="none" fo:font-weight="normal" officeooo:rsid="01718ad8" style:font-size-asian="9.60000038146973pt" style:font-style-asian="italic" style:font-weight-asian="normal" style:font-size-complex="11pt" style:font-style-complex="italic" style:font-weight-complex="normal"/>
    </style:style>
    <style:style style:name="T203" style:family="text">
      <style:text-properties fo:font-size="11pt" fo:font-style="italic" style:text-underline-style="none" fo:font-weight="normal" officeooo:rsid="0173a39c" style:font-size-asian="9.60000038146973pt" style:font-style-asian="italic" style:font-weight-asian="normal" style:font-size-complex="11pt" style:font-style-complex="italic" style:font-weight-complex="normal"/>
    </style:style>
    <style:style style:name="T204" style:family="text">
      <style:text-properties fo:font-size="11pt" fo:font-style="italic" style:text-underline-style="none" fo:font-weight="normal" officeooo:rsid="01813957" style:font-size-asian="9.60000038146973pt" style:font-style-asian="italic" style:font-weight-asian="normal" style:font-size-complex="11pt" style:font-style-complex="italic" style:font-weight-complex="normal"/>
    </style:style>
    <style:style style:name="T205" style:family="text">
      <style:text-properties fo:font-size="11pt" fo:font-style="italic" style:text-underline-style="none" fo:font-weight="normal" officeooo:rsid="018ac10d" style:font-size-asian="9.60000038146973pt" style:font-style-asian="italic" style:font-weight-asian="normal" style:font-size-complex="11pt" style:font-style-complex="italic" style:font-weight-complex="normal"/>
    </style:style>
    <style:style style:name="T206" style:family="text">
      <style:text-properties fo:font-size="11pt" fo:font-style="italic" style:text-underline-style="none" fo:font-weight="normal" officeooo:rsid="0191ef3f" style:font-size-asian="9.60000038146973pt" style:font-style-asian="italic" style:font-weight-asian="normal" style:font-size-complex="11pt" style:font-style-complex="italic" style:font-weight-complex="normal"/>
    </style:style>
    <style:style style:name="T207" style:family="text">
      <style:text-properties fo:font-size="11pt" fo:font-style="italic" style:text-underline-style="none" fo:font-weight="normal" officeooo:rsid="01960c0a" style:font-size-asian="9.60000038146973pt" style:font-style-asian="italic" style:font-weight-asian="normal" style:font-size-complex="11pt" style:font-style-complex="italic" style:font-weight-complex="normal"/>
    </style:style>
    <style:style style:name="T208" style:family="text">
      <style:text-properties fo:font-size="11pt" fo:font-style="italic" style:text-underline-style="none" fo:font-weight="normal" officeooo:rsid="019e209e" style:font-size-asian="9.60000038146973pt" style:font-style-asian="italic" style:font-weight-asian="normal" style:font-size-complex="11pt" style:font-style-complex="italic" style:font-weight-complex="normal"/>
    </style:style>
    <style:style style:name="T209" style:family="text">
      <style:text-properties fo:font-size="11pt" fo:font-style="italic" style:text-underline-style="none" fo:font-weight="normal" officeooo:rsid="01a184a5" style:font-size-asian="9.60000038146973pt" style:font-style-asian="italic" style:font-weight-asian="normal" style:font-size-complex="11pt" style:font-style-complex="italic" style:font-weight-complex="normal"/>
    </style:style>
    <style:style style:name="T210" style:family="text">
      <style:text-properties fo:font-size="11pt" fo:font-style="italic" style:text-underline-style="none" fo:font-weight="normal" officeooo:rsid="01a796f1" style:font-size-asian="9.60000038146973pt" style:font-style-asian="italic" style:font-weight-asian="normal" style:font-size-complex="11pt" style:font-style-complex="italic" style:font-weight-complex="normal"/>
    </style:style>
    <style:style style:name="T211" style:family="text">
      <style:text-properties fo:font-size="11pt" fo:font-style="italic" style:text-underline-style="none" fo:font-weight="normal" officeooo:rsid="01abbf85" style:font-size-asian="9.60000038146973pt" style:font-style-asian="italic" style:font-weight-asian="normal" style:font-size-complex="11pt" style:font-style-complex="italic" style:font-weight-complex="normal"/>
    </style:style>
    <style:style style:name="T212" style:family="text">
      <style:text-properties fo:font-size="11pt" fo:font-style="italic" style:text-underline-style="none" fo:font-weight="normal" officeooo:rsid="01b842be" style:font-size-asian="9.60000038146973pt" style:font-style-asian="italic" style:font-weight-asian="normal" style:font-size-complex="11pt" style:font-style-complex="italic" style:font-weight-complex="normal"/>
    </style:style>
    <style:style style:name="T213" style:family="text">
      <style:text-properties fo:font-size="11pt" fo:font-style="italic" style:text-underline-style="none" fo:font-weight="normal" officeooo:rsid="01bdb74e" style:font-size-asian="9.60000038146973pt" style:font-style-asian="italic" style:font-weight-asian="normal" style:font-size-complex="11pt" style:font-style-complex="italic" style:font-weight-complex="normal"/>
    </style:style>
    <style:style style:name="T214" style:family="text">
      <style:text-properties fo:font-size="11pt" fo:font-style="italic" style:text-underline-style="none" fo:font-weight="normal" officeooo:rsid="01cbd276" style:font-size-asian="9.60000038146973pt" style:font-style-asian="italic" style:font-weight-asian="normal" style:font-size-complex="11pt" style:font-style-complex="italic" style:font-weight-complex="normal"/>
    </style:style>
    <style:style style:name="T215" style:family="text">
      <style:text-properties fo:font-size="11pt" fo:font-style="italic" style:text-underline-style="none" fo:font-weight="normal" officeooo:rsid="01ce6dae" style:font-size-asian="9.60000038146973pt" style:font-style-asian="italic" style:font-weight-asian="normal" style:font-size-complex="11pt" style:font-style-complex="italic" style:font-weight-complex="normal"/>
    </style:style>
    <style:style style:name="T216" style:family="text">
      <style:text-properties fo:font-size="11pt" fo:font-style="italic" style:text-underline-style="none" fo:font-weight="normal" officeooo:rsid="01cf4f87" style:font-size-asian="9.60000038146973pt" style:font-style-asian="italic" style:font-weight-asian="normal" style:font-size-complex="11pt" style:font-style-complex="italic" style:font-weight-complex="normal"/>
    </style:style>
    <style:style style:name="T217" style:family="text">
      <style:text-properties fo:font-size="11pt" fo:font-style="italic" style:text-underline-style="none" fo:font-weight="normal" officeooo:rsid="01d3e361" style:font-size-asian="9.60000038146973pt" style:font-style-asian="italic" style:font-weight-asian="normal" style:font-size-complex="11pt" style:font-style-complex="italic" style:font-weight-complex="normal"/>
    </style:style>
    <style:style style:name="T218" style:family="text">
      <style:text-properties fo:font-size="11pt" fo:font-style="italic" style:text-underline-style="none" fo:font-weight="normal" officeooo:rsid="01dad674" style:font-size-asian="9.60000038146973pt" style:font-style-asian="italic" style:font-weight-asian="normal" style:font-size-complex="11pt" style:font-style-complex="italic" style:font-weight-complex="normal"/>
    </style:style>
    <style:style style:name="T219" style:family="text">
      <style:text-properties fo:font-size="11pt" fo:font-style="italic" style:text-underline-style="solid" style:text-underline-width="auto" style:text-underline-color="font-color" fo:font-weight="normal" officeooo:rsid="013c8760" style:font-size-asian="9.60000038146973pt" style:font-style-asian="italic" style:font-weight-asian="normal" style:font-size-complex="11pt" style:font-style-complex="italic" style:font-weight-complex="normal"/>
    </style:style>
    <style:style style:name="T220" style:family="text">
      <style:text-properties fo:font-size="12pt" fo:font-style="normal" style:text-underline-style="solid" style:text-underline-width="auto" style:text-underline-color="font-color" fo:font-weight="normal" officeooo:rsid="00f9da4b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style:text-underline-style="solid" style:text-underline-width="auto" style:text-underline-color="font-color" fo:font-weight="normal" officeooo:rsid="00fbc53b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style:text-underline-style="solid" style:text-underline-width="auto" style:text-underline-color="font-color" fo:font-weight="normal" officeooo:rsid="013598e2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size="12pt" fo:font-style="normal" style:text-underline-style="solid" style:text-underline-width="auto" style:text-underline-color="font-color" fo:font-weight="normal" officeooo:rsid="0136a5a6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style:text-underline-style="solid" style:text-underline-width="auto" style:text-underline-color="font-color" fo:font-weight="normal" officeooo:rsid="016ea56d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size="12pt" fo:font-style="normal" style:text-underline-style="none" fo:font-weight="normal" officeooo:rsid="013598e2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size="12pt" fo:font-style="italic" style:text-underline-style="solid" style:text-underline-width="auto" style:text-underline-color="font-color" fo:font-weight="normal" officeooo:rsid="013598e2" style:font-size-asian="12pt" style:font-style-asian="italic" style:font-weight-asian="normal" style:font-size-complex="12pt" style:font-style-complex="italic" style:font-weight-complex="normal"/>
    </style:style>
    <style:style style:name="T227" style:family="text">
      <style:text-properties fo:font-size="12pt" fo:font-style="italic" style:text-underline-style="solid" style:text-underline-width="auto" style:text-underline-color="font-color" fo:font-weight="normal" officeooo:rsid="016ea56d" style:font-size-asian="12pt" style:font-style-asian="italic" style:font-weight-asian="normal" style:font-size-complex="12pt" style:font-style-complex="italic" style:font-weight-complex="normal"/>
    </style:style>
    <style:style style:name="T228" style:family="text">
      <style:text-properties fo:font-size="12pt" fo:font-style="italic" style:text-underline-style="solid" style:text-underline-width="auto" style:text-underline-color="font-color" fo:font-weight="normal" officeooo:rsid="02031a0c" style:font-size-asian="12pt" style:font-style-asian="italic" style:font-weight-asian="normal" style:font-size-complex="12pt" style:font-style-complex="italic" style:font-weight-complex="normal"/>
    </style:style>
    <style:style style:name="T22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pécifications des tests</text:p>
      <text:p text:style-name="P6"/>
      <text:p text:style-name="P6">B3308</text:p>
      <text:p text:style-name="P6">Loïc Touzard</text:p>
      <text:p text:style-name="P6">David Wobrock</text:p>
      <text:p text:style-name="P6"/>
      <text:p text:style-name="P6"/>
      <text:p text:style-name="P11"><text:span text:style-name="Police_20_par_20_défaut"><text:span text:style-name="T2"><text:tab/>Pour </text:span></text:span><text:span text:style-name="Police_20_par_20_défaut"><text:span text:style-name="T3">chaque classe nous avons, en plus des tests fonctionnels de l'application fai</text:span></text:span><text:span text:style-name="Police_20_par_20_défaut"><text:span text:style-name="T4">t</text:span></text:span><text:span text:style-name="Police_20_par_20_défaut"><text:span text:style-name="T5">s</text:span></text:span><text:span text:style-name="Police_20_par_20_défaut"><text:span text:style-name="T3"> grâce au framework, </text:span></text:span><text:span text:style-name="Police_20_par_20_défaut"><text:span text:style-name="T6">des </text:span></text:span><text:span text:style-name="Police_20_par_20_défaut"><text:span text:style-name="T7">tests </text:span></text:span><text:span text:style-name="Police_20_par_20_défaut"><text:span text:style-name="T6">unitaires (</text:span></text:span><text:span text:style-name="Police_20_par_20_défaut"><text:span text:style-name="T8">T</text:span></text:span><text:span text:style-name="Police_20_par_20_défaut"><text:span text:style-name="T9">nom</text:span></text:span><text:span text:style-name="Police_20_par_20_défaut"><text:span text:style-name="T8">Classe.cpp) </text:span></text:span><text:span text:style-name="Police_20_par_20_défaut"><text:span text:style-name="T10">pour </text:span></text:span><text:span text:style-name="Police_20_par_20_défaut"><text:span text:style-name="T11">vérifier </text:span></text:span><text:span text:style-name="Police_20_par_20_défaut"><text:span text:style-name="T12">le bon fonctionnement des méthodes de chaque classe. </text:span></text:span><text:span text:style-name="Police_20_par_20_défaut"><text:span text:style-name="T13">Ces tests ne seront pas expliqués </text:span></text:span><text:span text:style-name="Police_20_par_20_défaut"><text:span text:style-name="T14">dans ce rapport</text:span></text:span><text:span text:style-name="Police_20_par_20_défaut"><text:span text:style-name="T13">, </text:span></text:span><text:span text:style-name="Police_20_par_20_défaut"><text:span text:style-name="T140">ni rendu avec le code source.</text:span></text:span></text:p>
      <text:p text:style-name="P6"/>
      <text:p text:style-name="P6"/>
      <text:p text:style-name="P6"/>
      <text:p text:style-name="P9"><text:span text:style-name="T229">Plan </text:span>:</text:p>
      <text:p text:style-name="P9"/>
      <text:p text:style-name="P6"/>
      <text:p text:style-name="P7"><text:span text:style-name="Police_20_par_20_défaut"><text:span text:style-name="T220">1. Tests </text:span></text:span><text:span text:style-name="Police_20_par_20_défaut"><text:span text:style-name="T221">de l'interpréteur de commande </text:span></text:span><text:span text:style-name="Police_20_par_20_défaut"><text:span text:style-name="T222">(</text:span></text:span><text:span text:style-name="Police_20_par_20_défaut"><text:span text:style-name="T226">Test_CommandReader_1.*</text:span></text:span><text:span text:style-name="Police_20_par_20_défaut"><text:span text:style-name="T222">)</text:span></text:span></text:p>
      <text:p text:style-name="P5"/>
      <text:p text:style-name="P5"/>
      <text:p text:style-name="P5"><text:span text:style-name="Police_20_par_20_défaut"><text:span text:style-name="T223">2. Tests du fonctionnement du programme </text:span></text:span><text:span text:style-name="Police_20_par_20_défaut"><text:span text:style-name="T224">(</text:span></text:span><text:span text:style-name="Police_20_par_20_défaut"><text:span text:style-name="T227">Test_Analog_</text:span></text:span><text:span text:style-name="Police_20_par_20_défaut"><text:span text:style-name="T228">1.*</text:span></text:span><text:span text:style-name="Police_20_par_20_défaut"><text:span text:style-name="T224">)</text:span></text:span></text:p>
      <text:p text:style-name="P6"/>
      <text:p text:style-name="P6"/>
      <text:p text:style-name="P10"/>
      <text:p text:style-name="P12"><text:span text:style-name="Police_20_par_20_défaut"><text:span text:style-name="T13"/></text:span></text:p>
      <text:p text:style-name="P3"><text:span text:style-name="Police_20_par_20_défaut"><text:span text:style-name="T13"/></text:span></text:p>
      <text:p text:style-name="P3"><text:span text:style-name="Police_20_par_20_défaut"><text:span text:style-name="T15"><text:tab/></text:span></text:span><text:span text:style-name="Police_20_par_20_défaut"><text:span text:style-name="T220">1. Tests </text:span></text:span><text:span text:style-name="Police_20_par_20_défaut"><text:span text:style-name="T221">de l'interpréteur de commande </text:span></text:span><text:span text:style-name="Police_20_par_20_défaut"><text:span text:style-name="T222">(</text:span></text:span><text:span text:style-name="Police_20_par_20_défaut"><text:span text:style-name="T226">Test_CommandReader_1.*</text:span></text:span><text:span text:style-name="Police_20_par_20_défaut"><text:span text:style-name="T222">)</text:span></text:span></text:p>
      <text:p text:style-name="P3"><text:span text:style-name="Police_20_par_20_défaut"><text:span text:style-name="T16"/></text:span></text:p>
      <text:p text:style-name="P3"><text:span text:style-name="Police_20_par_20_défaut"><text:span text:style-name="T17">- </text:span></text:span><text:span text:style-name="Police_20_par_20_défaut"><text:span text:style-name="T141">1.0</text:span></text:span><text:span text:style-name="Police_20_par_20_défaut"><text:span text:style-name="T18"> : </text:span></text:span><text:span text:style-name="Police_20_par_20_défaut"><text:span text:style-name="T19">Vérifie le comportement du programme sans argument.<text:line-break/></text:span></text:span><text:span text:style-name="Police_20_par_20_défaut"><text:span text:style-name="T166">&gt; </text:span></text:span><text:span text:style-name="Police_20_par_20_défaut"><text:span text:style-name="T167">./</text:span></text:span><text:span text:style-name="Police_20_par_20_défaut"><text:span text:style-name="T168">analog <text:line-break/></text:span></text:span><text:span text:style-name="Police_20_par_20_défaut"><text:span text:style-name="T160">stderr.out :</text:span></text:span><text:span text:style-name="Police_20_par_20_défaut"><text:span text:style-name="T20"><text:line-break/>Fichier de log apache manquant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><text:span text:style-name="Police_20_par_20_défaut"><text:span text:style-name="T21"/></text:span></text:p>
      <text:p text:style-name="P3"><text:span text:style-name="Police_20_par_20_défaut"><text:span text:style-name="T166">- </text:span></text:span><text:span text:style-name="Police_20_par_20_défaut"><text:span text:style-name="T142">1.</text:span></text:span><text:span text:style-name="Police_20_par_20_défaut"><text:span text:style-name="T143">1</text:span></text:span><text:span text:style-name="Police_20_par_20_défaut"><text:span text:style-name="T166"> : </text:span></text:span><text:span text:style-name="Police_20_par_20_défaut"><text:span text:style-name="T22">Vérifie le comportement du programme avec un nom de fichier trop court.</text:span></text:span><text:span text:style-name="Police_20_par_20_défaut"><text:span text:style-name="T166"><text:line-break/>&gt; </text:span></text:span><text:span text:style-name="Police_20_par_20_défaut"><text:span text:style-name="T167">./</text:span></text:span><text:span text:style-name="Police_20_par_20_défaut"><text:span text:style-name="T169">analog </text:span></text:span><text:span text:style-name="Police_20_par_20_défaut"><text:span text:style-name="T170">log<text:line-break/></text:span></text:span><text:span text:style-name="Police_20_par_20_défaut"><text:span text:style-name="T160">stderr.out :</text:span></text:span><text:span text:style-name="Police_20_par_20_défaut"><text:span text:style-name="T20"><text:line-break/></text:span></text:span><text:bookmark-start text:name="__DdeLink__1839_1890266335"/><text:span text:style-name="Police_20_par_20_défaut"><text:span text:style-name="T20">Le nom du fichier log apache est trop court.</text:span></text:span><text:bookmark-end text:name="__DdeLink__1839_1890266335"/><text:span text:style-name="Police_20_par_20_défaut"><text:span text:style-name="T20">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bookmark-start text:name="__DdeLink__666_174786856"/><text:span text:style-name="Police_20_par_20_défaut"><text:span text:style-name="T166">- </text:span></text:span><text:span text:style-name="Police_20_par_20_défaut"><text:span text:style-name="T144">1.</text:span></text:span><text:span text:style-name="Police_20_par_20_défaut"><text:span text:style-name="T145">2.</text:span></text:span><text:span text:style-name="Police_20_par_20_défaut"><text:span text:style-name="T146">1</text:span></text:span><text:span text:style-name="Police_20_par_20_défaut"><text:span text:style-name="T23"> : </text:span></text:span><text:span text:style-name="Police_20_par_20_défaut"><text:span text:style-name="T24">Vérifie le comportement du programme avec un nom de fichier invalide (pas d'extension ou extension invalide).</text:span></text:span><text:span text:style-name="Police_20_par_20_défaut"><text:span text:style-name="T166"><text:line-break/>&gt; </text:span></text:span><text:span text:style-name="Police_20_par_20_défaut"><text:span text:style-name="T171">./analog fichierLog<text:line-break/></text:span></text:span><text:span text:style-name="Police_20_par_20_défaut"><text:span text:style-name="T160">stderr.out :</text:span></text:span><text:span text:style-name="Police_20_par_20_défaut"><text:span text:style-name="T25"><text:line-break/></text:span></text:span><text:bookmark-start text:name="__DdeLink__1841_1890266335"/><text:span text:style-name="Police_20_par_20_défaut"><text:span text:style-name="T25">L'extension du fichier de log apache est invalide.</text:span></text:span><text:bookmark-end text:name="__DdeLink__1841_1890266335"/><text:span text:style-name="Police_20_par_20_défaut"><text:span text:style-name="T25"><text:line-break/></text:span></text:span><text:span text:style-name="Police_20_par_20_défaut"><text:span text:style-name="T21">./analog FICHIERLOG [-g FICHIERGRAPH] [-t HEURE] [-l NBLIENS=10] [-x] [-i] [-s] [-o]</text:span></text:span><text:bookmark-end text:name="__DdeLink__666_174786856"/></text:p>
      <text:p text:style-name="P3"/>
      <text:p text:style-name="P3"><text:span text:style-name="Police_20_par_20_défaut"><text:span text:style-name="T166">- </text:span></text:span><text:span text:style-name="Police_20_par_20_défaut"><text:span text:style-name="T144">1.</text:span></text:span><text:span text:style-name="Police_20_par_20_défaut"><text:span text:style-name="T145">2.</text:span></text:span><text:span text:style-name="Police_20_par_20_défaut"><text:span text:style-name="T147">2</text:span></text:span><text:span text:style-name="Police_20_par_20_défaut"><text:span text:style-name="T23"> : </text:span></text:span><text:span text:style-name="Police_20_par_20_défaut"><text:span text:style-name="T24">Vérifie le comportement du programme avec un nom de fichier invalide (pas d'extension ou extension invalide).</text:span></text:span><text:span text:style-name="Police_20_par_20_défaut"><text:span text:style-name="T166"><text:line-break/>&gt; </text:span></text:span><text:span text:style-name="Police_20_par_20_défaut"><text:span text:style-name="T171">./analog fichierLog.</text:span></text:span><text:span text:style-name="Police_20_par_20_défaut"><text:span text:style-name="T172">doc<text:line-break/></text:span></text:span><text:span text:style-name="Police_20_par_20_défaut"><text:span text:style-name="T160">stderr.out :</text:span></text:span><text:span text:style-name="Police_20_par_20_défaut"><text:span text:style-name="T25"><text:line-break/></text:span></text:span><text:bookmark-start text:name="__DdeLink__1841_18902663351"/><text:span text:style-name="Police_20_par_20_défaut"><text:span text:style-name="T25">L'extension du fichier de log apache est invalide.</text:span></text:span><text:bookmark-end text:name="__DdeLink__1841_18902663351"/><text:span text:style-name="Police_20_par_20_défaut"><text:span text:style-name="T25">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6">- </text:span></text:span><text:span text:style-name="Police_20_par_20_défaut"><text:span text:style-name="T144">1.</text:span></text:span><text:span text:style-name="Police_20_par_20_défaut"><text:span text:style-name="T145">3</text:span></text:span><text:span text:style-name="Police_20_par_20_défaut"><text:span text:style-name="T23"> : </text:span></text:span><text:span text:style-name="Police_20_par_20_défaut"><text:span text:style-name="T26">Vérifie le comportement du programme avec plusieurs fichiers de logs valides.</text:span></text:span><text:span text:style-name="Police_20_par_20_défaut"><text:span text:style-name="T27"><text:line-break/>&gt; </text:span></text:span><text:span text:style-name="Police_20_par_20_défaut"><text:span text:style-name="T20">.</text:span></text:span><text:span text:style-name="Police_20_par_20_défaut"><text:span text:style-name="T167">/</text:span></text:span><text:span text:style-name="Police_20_par_20_défaut"><text:span text:style-name="T173">analog</text:span></text:span><text:span text:style-name="Police_20_par_20_défaut"><text:span text:style-name="T174"> fichierLog.txt </text:span></text:span><text:span text:style-name="Police_20_par_20_défaut"><text:span text:style-name="T175">fichier.</text:span></text:span><text:span text:style-name="Police_20_par_20_défaut"><text:span text:style-name="T176">l</text:span></text:span><text:span text:style-name="Police_20_par_20_défaut"><text:span text:style-name="T175">og<text:line-break/></text:span></text:span><text:span text:style-name="Police_20_par_20_défaut"><text:span text:style-name="T160">stderr.out :</text:span></text:span><text:span text:style-name="Police_20_par_20_défaut"><text:span text:style-name="T20"><text:line-break/></text:span></text:span><text:bookmark-start text:name="__DdeLink__1843_1890266335"/><text:span text:style-name="Police_20_par_20_défaut"><text:span text:style-name="T20">Plus d'un fichier de log apache a été détecté.</text:span></text:span><text:bookmark-end text:name="__DdeLink__1843_1890266335"/><text:span text:style-name="Police_20_par_20_défaut"><text:span text:style-name="T20">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6">- </text:span></text:span><text:span text:style-name="Police_20_par_20_défaut"><text:span text:style-name="T144">1.</text:span></text:span><text:span text:style-name="Police_20_par_20_défaut"><text:span text:style-name="T145">4</text:span></text:span><text:span text:style-name="Police_20_par_20_défaut"><text:span text:style-name="T23"> : </text:span></text:span><text:span text:style-name="Police_20_par_20_défaut"><text:span text:style-name="T28">Vérifie le comportement du programme avec un nom de fichier de logs valide et un seul tiret.</text:span></text:span><text:span text:style-name="Police_20_par_20_défaut"><text:span text:style-name="T29"><text:line-break/>&gt; </text:span></text:span><text:span text:style-name="Police_20_par_20_défaut"><text:span text:style-name="T177">./</text:span></text:span><text:span text:style-name="Police_20_par_20_défaut"><text:span text:style-name="T178">analog fichierLog.txt -<text:line-break/></text:span></text:span><text:span text:style-name="Police_20_par_20_défaut"><text:span text:style-name="T160">stderr.out :</text:span></text:span><text:span text:style-name="Police_20_par_20_défaut"><text:span text:style-name="T30"><text:line-break/>L'option a besoin d'un nom après le tiret.<text:line-break/></text:span></text:span><text:bookmark-start text:name="__DdeLink__1832_1890266335"/><text:span text:style-name="Police_20_par_20_défaut"><text:span text:style-name="T21">./analog FICHIERLOG [-g FICHIERGRAPH] [-t HEURE] [-l NBLIENS=10] [-x] [-i] [-s] [-o]</text:span></text:span><text:bookmark-end text:name="__DdeLink__1832_1890266335"/></text:p>
      <text:p text:style-name="P3"/>
      <text:p text:style-name="P3"><text:span text:style-name="Police_20_par_20_défaut"><text:span text:style-name="T166">- </text:span></text:span><text:span text:style-name="Police_20_par_20_défaut"><text:span text:style-name="T144">1.</text:span></text:span><text:span text:style-name="Police_20_par_20_défaut"><text:span text:style-name="T145">5.1</text:span></text:span><text:span text:style-name="Police_20_par_20_défaut"><text:span text:style-name="T23"> : </text:span></text:span><text:span text:style-name="Police_20_par_20_défaut"><text:span text:style-name="T31">Vérifie le comportement du programme avec plusieurs fois la même options.</text:span></text:span><text:span text:style-name="Police_20_par_20_défaut"><text:span text:style-name="T32"><text:line-break/>&gt; </text:span></text:span><text:span text:style-name="Police_20_par_20_défaut"><text:span text:style-name="T179">./analog -</text:span></text:span><text:span text:style-name="Police_20_par_20_défaut"><text:span text:style-name="T180">x fichier.log -x<text:line-break/></text:span></text:span><text:span text:style-name="Police_20_par_20_défaut"><text:span text:style-name="T160">stderr.out :</text:span></text:span><text:span text:style-name="Police_20_par_20_défaut"><text:span text:style-name="T33"><text:line-break/>L'argument -</text:span></text:span><text:span text:style-name="Police_20_par_20_défaut"><text:span text:style-name="T34">x</text:span></text:span><text:span text:style-name="Police_20_par_20_défaut"><text:span text:style-name="T33"> est présent plus d'une fois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6">- </text:span></text:span><text:span text:style-name="Police_20_par_20_défaut"><text:span text:style-name="T144">1.</text:span></text:span><text:span text:style-name="Police_20_par_20_défaut"><text:span text:style-name="T145">5.2</text:span></text:span><text:span text:style-name="Police_20_par_20_défaut"><text:span text:style-name="T23"> : </text:span></text:span><text:span text:style-name="Police_20_par_20_défaut"><text:span text:style-name="T35">Vérifie le comportement du programme avec plusieurs fois la même options.</text:span></text:span><text:span text:style-name="Police_20_par_20_défaut"><text:span text:style-name="T36"><text:line-break/>&gt; </text:span></text:span><text:span text:style-name="Police_20_par_20_défaut"><text:span text:style-name="T181">./</text:span></text:span><text:span text:style-name="Police_20_par_20_défaut"><text:span text:style-name="T182">analog</text:span></text:span><text:span text:style-name="Police_20_par_20_défaut"><text:span text:style-name="T183"> </text:span></text:span><text:span text:style-name="Police_20_par_20_défaut"><text:span text:style-name="T184">fichier.txt -t 2 -t 5 -x<text:line-break/></text:span></text:span><text:span text:style-name="Police_20_par_20_défaut"><text:span text:style-name="T160">stderr.out :</text:span></text:span><text:span text:style-name="Police_20_par_20_défaut"><text:span text:style-name="T37"><text:line-break/></text:span></text:span><text:span text:style-name="Police_20_par_20_défaut"><text:span text:style-name="T38">L'argument -t est présent plus d'une fois.<text:line-break/>./analog FICHIERLOG [-g FICHIERGRAPH] [-t HEURE] [-l NBLIENS=10] [-x] [-i] [-s] [-o]</text:span></text:span></text:p>
      <text:p text:style-name="P3"/>
      <text:p text:style-name="P3"><text:span text:style-name="Police_20_par_20_défaut"><text:span text:style-name="T39">- </text:span></text:span><text:span text:style-name="Police_20_par_20_défaut"><text:span text:style-name="T148">1.6.1</text:span></text:span><text:span text:style-name="Police_20_par_20_défaut"><text:span text:style-name="T39"> : Vérifie le comportement du programme sans l'argument correspondant à une option.<text:line-break/></text:span></text:span><text:span text:style-name="Police_20_par_20_défaut"><text:span text:style-name="T40">&gt; </text:span></text:span><text:span text:style-name="Police_20_par_20_défaut"><text:span text:style-name="T185">./analog fichier.txt -g<text:line-break/></text:span></text:span><text:soft-page-break/><text:span text:style-name="Police_20_par_20_défaut"><text:span text:style-name="T160">stderr.out :</text:span></text:span><text:span text:style-name="Police_20_par_20_défaut"><text:span text:style-name="T185"><text:line-break/></text:span></text:span><text:span text:style-name="Police_20_par_20_défaut"><text:span text:style-name="T41">Il manque l'argument après -g.<text:line-break/>./analog FICHIERLOG [-g FICHIERGRAPH] [-t HEURE] [-l NBLIENS=10] [-x] [-i] [-s] [-o]</text:span></text:span></text:p>
      <text:p text:style-name="P3"/>
      <text:p text:style-name="P3"><text:span text:style-name="Police_20_par_20_défaut"><text:span text:style-name="T27">- </text:span></text:span><text:span text:style-name="Police_20_par_20_défaut"><text:span text:style-name="T149">1.6.2</text:span></text:span><text:span text:style-name="Police_20_par_20_défaut"><text:span text:style-name="T42"> : Vérifie le comportement du programme sans l'argument correspondant à une option.<text:line-break/></text:span></text:span><text:span text:style-name="Police_20_par_20_défaut"><text:span text:style-name="T43">&gt; </text:span></text:span><text:span text:style-name="Police_20_par_20_défaut"><text:span text:style-name="T186">./analog fichier.txt -t<text:line-break/></text:span></text:span><text:span text:style-name="Police_20_par_20_défaut"><text:span text:style-name="T160">stderr.out :</text:span></text:span><text:span text:style-name="Police_20_par_20_défaut"><text:span text:style-name="T43"><text:line-break/></text:span></text:span><text:span text:style-name="Police_20_par_20_défaut"><text:span text:style-name="T44">Il manque l'argument après -t.<text:line-break/>./analog FICHIERLOG [-g FICHIERGRAPH] [-t HEURE] [-l NBLIENS=10] [-x] [-i] [-s] [-o]</text:span></text:span></text:p>
      <text:p text:style-name="P3"/>
      <text:p text:style-name="P3"><text:span text:style-name="Police_20_par_20_défaut"><text:span text:style-name="T166">- </text:span></text:span><text:span text:style-name="Police_20_par_20_défaut"><text:span text:style-name="T144">1.</text:span></text:span><text:span text:style-name="Police_20_par_20_défaut"><text:span text:style-name="T150">7.</text:span></text:span><text:span text:style-name="Police_20_par_20_défaut"><text:span text:style-name="T151">1</text:span></text:span><text:span text:style-name="Police_20_par_20_défaut"><text:span text:style-name="T144"> </text:span></text:span><text:span text:style-name="Police_20_par_20_défaut"><text:span text:style-name="T23">: </text:span></text:span><text:span text:style-name="Police_20_par_20_défaut"><text:span text:style-name="T45">Vérifie le comportement du programme avec un argument trop court après l'option -g.</text:span></text:span><text:span text:style-name="Police_20_par_20_défaut"><text:span text:style-name="T46"><text:line-break/>&gt; </text:span></text:span><text:span text:style-name="Police_20_par_20_défaut"><text:span text:style-name="T187">./</text:span></text:span><text:span text:style-name="Police_20_par_20_défaut"><text:span text:style-name="T188">a</text:span></text:span><text:span text:style-name="Police_20_par_20_défaut"><text:span text:style-name="T189">nalog </text:span></text:span><text:span text:style-name="Police_20_par_20_défaut"><text:span text:style-name="T190">fichier.txt -g gr<text:line-break/></text:span></text:span><text:span text:style-name="Police_20_par_20_défaut"><text:span text:style-name="T160">stderr.out :</text:span></text:span><text:span text:style-name="Police_20_par_20_défaut"><text:span text:style-name="T46"><text:line-break/>L'argument de l'option -g est trop court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6">- </text:span></text:span><text:span text:style-name="Police_20_par_20_défaut"><text:span text:style-name="T144">1.</text:span></text:span><text:span text:style-name="Police_20_par_20_défaut"><text:span text:style-name="T151">7.2</text:span></text:span><text:span text:style-name="Police_20_par_20_défaut"><text:span text:style-name="T23"> : </text:span></text:span><text:span text:style-name="Police_20_par_20_défaut"><text:span text:style-name="T47">Vérifie le comportement du programme avec un argument invalide pour l'option -g (extension .dot).</text:span></text:span><text:span text:style-name="Police_20_par_20_défaut"><text:span text:style-name="T48"><text:line-break/>&gt; </text:span></text:span><text:span text:style-name="Police_20_par_20_défaut"><text:span text:style-name="T191">./analog fichier.txt -g </text:span></text:span><text:span text:style-name="Police_20_par_20_défaut"><text:span text:style-name="T192">graphe<text:line-break/></text:span></text:span><text:span text:style-name="Police_20_par_20_défaut"><text:span text:style-name="T160">stderr.out :</text:span></text:span><text:span text:style-name="Police_20_par_20_défaut"><text:span text:style-name="T49"><text:line-break/>L'argument de l'option -g doit avoir l'extension .dot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6">- </text:span></text:span><text:span text:style-name="Police_20_par_20_défaut"><text:span text:style-name="T144">1.</text:span></text:span><text:span text:style-name="Police_20_par_20_défaut"><text:span text:style-name="T152">8.</text:span></text:span><text:span text:style-name="Police_20_par_20_défaut"><text:span text:style-name="T153">1</text:span></text:span><text:span text:style-name="Police_20_par_20_défaut"><text:span text:style-name="T23"> : </text:span></text:span><text:span text:style-name="Police_20_par_20_défaut"><text:span text:style-name="T50">Vérifie le comportement du programme avec un argument invalide pour l'option -t (n'est pas un entier).</text:span></text:span><text:span text:style-name="Police_20_par_20_défaut"><text:span text:style-name="T51"><text:line-break/>&gt; </text:span></text:span><text:span text:style-name="Police_20_par_20_défaut"><text:span text:style-name="T193">./analog fichier.txt -</text:span></text:span><text:span text:style-name="Police_20_par_20_défaut"><text:span text:style-name="T194">g graphe.dot -t </text:span></text:span><text:span text:style-name="Police_20_par_20_défaut"><text:span text:style-name="T195">deux<text:line-break/></text:span></text:span><text:span text:style-name="Police_20_par_20_défaut"><text:span text:style-name="T160">stderr.out :</text:span></text:span><text:span text:style-name="Police_20_par_20_défaut"><text:span text:style-name="T52"><text:line-break/>L'argument de l'option -t n'est pas un entier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6">- </text:span></text:span><text:span text:style-name="Police_20_par_20_défaut"><text:span text:style-name="T144">1.</text:span></text:span><text:span text:style-name="Police_20_par_20_défaut"><text:span text:style-name="T154">8.</text:span></text:span><text:span text:style-name="Police_20_par_20_défaut"><text:span text:style-name="T153">2</text:span></text:span><text:span text:style-name="Police_20_par_20_défaut"><text:span text:style-name="T23"> : </text:span></text:span><text:span text:style-name="Police_20_par_20_défaut"><text:span text:style-name="T53">Vérifie le comportement du programme avec un argument invalide pour l'option -t (entier non compris entre 0 et 23).</text:span></text:span><text:span text:style-name="Police_20_par_20_défaut"><text:span text:style-name="T54"><text:line-break/>&gt; </text:span></text:span><text:span text:style-name="Police_20_par_20_défaut"><text:span text:style-name="T196">./analog fichier.log -g graphe.dot -t 42<text:line-break/></text:span></text:span><text:span text:style-name="Police_20_par_20_défaut"><text:span text:style-name="T160">stderr.out :</text:span></text:span><text:span text:style-name="Police_20_par_20_défaut"><text:span text:style-name="T55"><text:line-break/>L'argument de l'option -t n'est pas compris entre 0 et 23.<text:line-break/></text:span></text:span><text:span text:style-name="Police_20_par_20_défaut"><text:span text:style-name="T21">./analog FICHIERLOG [-g FICHIERGRAPH] [-t HEURE] [-l NBLIENS=10] [-x] [-i] [-s] [-o]</text:span></text:span></text:p>
      <text:p text:style-name="P3"/>
      <text:p text:style-name="P3"><text:span text:style-name="Police_20_par_20_défaut"><text:span text:style-name="T166">- </text:span></text:span><text:span text:style-name="Police_20_par_20_défaut"><text:span text:style-name="T144">1.</text:span></text:span><text:span text:style-name="Police_20_par_20_défaut"><text:span text:style-name="T154">9.1</text:span></text:span><text:span text:style-name="Police_20_par_20_défaut"><text:span text:style-name="T23"> : </text:span></text:span><text:span text:style-name="Police_20_par_20_défaut"><text:span text:style-name="T56">Vérifie le comportement du programme sans argument pour l'option -l.</text:span></text:span><text:span text:style-name="Police_20_par_20_défaut"><text:span text:style-name="T57"><text:line-break/>&gt; </text:span></text:span><text:span text:style-name="Police_20_par_20_défaut"><text:span text:style-name="T197">./analog fichier.txt -t 4 -l<text:line-break/></text:span></text:span><text:span text:style-name="Police_20_par_20_défaut"><text:span text:style-name="T160">stderr.out :</text:span></text:span><text:span text:style-name="Police_20_par_20_défaut"><text:span text:style-name="T58"><text:line-break/></text:span></text:span><text:span text:style-name="Police_20_par_20_défaut"><text:span text:style-name="T59">Il manque l'argument après -l.</text:span></text:span><text:span text:style-name="Police_20_par_20_défaut"><text:span text:style-name="T21"><text:line-break/>./analog FICHIERLOG [-g FICHIERGRAPH] [-t HEURE] [-l NBLIENS=10] [-x] [-i] [-s] [-o]</text:span></text:span></text:p>
      <text:p text:style-name="P3"/>
      <text:p text:style-name="P3"><text:span text:style-name="Police_20_par_20_défaut"><text:span text:style-name="T166">- </text:span></text:span><text:span text:style-name="Police_20_par_20_défaut"><text:span text:style-name="T144">1.</text:span></text:span><text:span text:style-name="Police_20_par_20_défaut"><text:span text:style-name="T154">9.</text:span></text:span><text:span text:style-name="Police_20_par_20_défaut"><text:span text:style-name="T155">2</text:span></text:span><text:span text:style-name="Police_20_par_20_défaut"><text:span text:style-name="T23"> : </text:span></text:span><text:span text:style-name="Police_20_par_20_défaut"><text:span text:style-name="T60">Vérifie le comportement du programme avec un argument invalide pour l'option -l (n'est pas un entier).</text:span></text:span><text:span text:style-name="Police_20_par_20_défaut"><text:span text:style-name="T57"><text:line-break/>&gt; </text:span></text:span><text:span text:style-name="Police_20_par_20_défaut"><text:span text:style-name="T198">./analog fichier.txt -l deux<text:line-break/></text:span></text:span><text:span text:style-name="Police_20_par_20_défaut"><text:span text:style-name="T160">stderr.out :</text:span></text:span><text:span text:style-name="Police_20_par_20_défaut"><text:span text:style-name="T58"><text:line-break/></text:span></text:span><text:span text:style-name="Police_20_par_20_défaut"><text:span text:style-name="T61">L'argument de l'option -l n'est pas un entier.</text:span></text:span><text:span text:style-name="Police_20_par_20_défaut"><text:span text:style-name="T21"><text:line-break/>./analog FICHIERLOG [-g FICHIERGRAPH] [-t HEURE] [-l NBLIENS=10] [-x] [-i] [-s] [-o]</text:span></text:span></text:p>
      <text:p text:style-name="P4"><text:span text:style-name="Police_20_par_20_défaut"><text:span text:style-name="T62"><text:tab/></text:span></text:span><text:bookmark-start text:name="__DdeLink__2692_49223502"/><text:span text:style-name="Police_20_par_20_défaut"><text:span text:style-name="T223">2. Tests du fonctionnement du programme </text:span></text:span><text:span text:style-name="Police_20_par_20_défaut"><text:span text:style-name="T224">(</text:span></text:span><text:span text:style-name="Police_20_par_20_défaut"><text:span text:style-name="T227">Test_Analog_</text:span></text:span><text:span text:style-name="Police_20_par_20_défaut"><text:span text:style-name="T228">1.*</text:span></text:span><text:span text:style-name="Police_20_par_20_défaut"><text:span text:style-name="T224">)</text:span></text:span><text:bookmark-end text:name="__DdeLink__2692_49223502"/></text:p>
      <text:p text:style-name="P3"><text:span text:style-name="Police_20_par_20_défaut"><text:span text:style-name="T62"/></text:span></text:p>
      <text:p text:style-name="P2"><text:span text:style-name="Police_20_par_20_défaut"><text:span text:style-name="T62"><text:tab/>Nous utilisons pour tester le programme un </text:span></text:span><text:span text:style-name="Police_20_par_20_défaut"><text:span text:style-name="T63">fichier de log de test </text:span></text:span><text:span text:style-name="Police_20_par_20_défaut"><text:span text:style-name="T64">(</text:span></text:span><text:span text:style-name="Police_20_par_20_défaut"><text:span text:style-name="T199">Tests/</text:span></text:span><text:span text:style-name="Police_20_par_20_défaut"><text:span text:style-name="T200">testLogFile.log</text:span></text:span><text:span text:style-name="Police_20_par_20_défaut"><text:span text:style-name="T64">)</text:span></text:span><text:span text:style-name="Police_20_par_20_défaut"><text:span text:style-name="T63">, contenant que quelques lignes afin de </text:span></text:span><text:span text:style-name="Police_20_par_20_défaut"><text:span text:style-name="T65">pouvoir vérifier le résultat et tous les cas spéciaux.</text:span></text:span></text:p>
      <text:p text:style-name="P2"><text:span text:style-name="Police_20_par_20_défaut"><text:span text:style-name="T66">Un des tests ouvre </text:span></text:span><text:span text:style-name="Police_20_par_20_défaut"><text:span text:style-name="T67">l'image du graphe </text:span></text:span><text:span text:style-name="Police_20_par_20_défaut"><text:span text:style-name="T68">(sans option </text:span></text:span><text:span text:style-name="Police_20_par_20_défaut"><text:span text:style-name="T69">sur les lignes sélectionnées</text:span></text:span><text:span text:style-name="Police_20_par_20_défaut"><text:span text:style-name="T68">). </text:span></text:span><text:span text:style-name="Police_20_par_20_défaut"><text:span text:style-name="T70">On teste </text:span></text:span><text:span text:style-name="Police_20_par_20_défaut"><text:span text:style-name="T71">grâce à </text:span></text:span><text:span text:style-name="Police_20_par_20_défaut"><text:span text:style-name="T70">cela l'option -o et </text:span></text:span><text:span text:style-name="Police_20_par_20_défaut"><text:span text:style-name="T72">si le graphe est bien </text:span></text:span><text:span text:style-name="Police_20_par_20_défaut"><text:span text:style-name="T73">formé visuellement.</text:span></text:span></text:p>
      <text:p text:style-name="P2"><text:span text:style-name="Police_20_par_20_défaut"><text:span text:style-name="T73"/></text:span></text:p>
      <text:p text:style-name="P3"><text:span text:style-name="Police_20_par_20_défaut"><text:span text:style-name="T161">D</text:span></text:span><text:span text:style-name="Police_20_par_20_défaut"><text:span text:style-name="T162">escription du f</text:span></text:span><text:span text:style-name="Police_20_par_20_défaut"><text:span text:style-name="T161">ichier </text:span></text:span><text:span text:style-name="Police_20_par_20_défaut"><text:span text:style-name="T219">testLogFile.log</text:span></text:span><text:span text:style-name="Police_20_par_20_défaut"><text:span text:style-name="T161"> :</text:span></text:span></text:p>
      <text:p text:style-name="P3"><text:span text:style-name="Police_20_par_20_défaut"><text:span text:style-name="T161"/></text:span></text:p>
      <text:p text:style-name="P3"><text:span text:style-name="Police_20_par_20_défaut"><text:span text:style-name="T74">(forme </text:span></text:span><text:span text:style-name="Police_20_par_20_défaut"><text:span text:style-name="T75">de présentation </text:span></text:span><text:span text:style-name="Police_20_par_20_défaut"><text:span text:style-name="T76">des liens du fichier</text:span></text:span><text:span text:style-name="Police_20_par_20_défaut"><text:span text:style-name="T74"> :<text:line-break/><text:tab/>referer :<text:line-break/><text:tab/><text:tab/>→ lien</text:span></text:span><text:span text:style-name="Police_20_par_20_défaut"><text:span text:style-name="T77">)</text:span></text:span></text:p>
      <text:p text:style-name="P3"><text:span text:style-name="Police_20_par_20_défaut"><text:span text:style-name="T77"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Police_20_par_20_défaut"><text:span text:style-name="T78">1</text:span></text:span><text:span text:style-name="Police_20_par_20_défaut"><text:span text:style-name="T79">1</text:span></text:span><text:span text:style-name="Police_20_par_20_défaut"><text:span text:style-name="T78">h :</text:span></text:span></text:p>
            <text:p text:style-name="P3"><text:span text:style-name="Police_20_par_20_défaut"><text:span text:style-name="T78"><text:tab/></text:span></text:span><text:span text:style-name="Police_20_par_20_défaut"><text:span text:style-name="T80">http://intranet-if.insa-lyon.fr</text:span></text:span><text:span text:style-name="Police_20_par_20_défaut"><text:span text:style-name="T81">/temps/4IF15.html <text:line-break/><text:tab/><text:tab/>→ </text:span></text:span><text:span text:style-name="Police_20_par_20_défaut"><text:span text:style-name="T82">/temps/4IF16.html/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6</text:span></text:span><text:span text:style-name="Police_20_par_20_défaut"><text:span text:style-name="T81">.html <text:line-break/><text:tab/><text:tab/>→ </text:span></text:span><text:span text:style-name="Police_20_par_20_défaut"><text:span text:style-name="T82">/temps/4IF1</text:span></text:span><text:span text:style-name="Police_20_par_20_défaut"><text:span text:style-name="T83">7</text:span></text:span><text:span text:style-name="Police_20_par_20_défaut"><text:span text:style-name="T82">.html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7</text:span></text:span><text:span text:style-name="Police_20_par_20_défaut"><text:span text:style-name="T81">.html/ <text:line-break/><text:tab/><text:tab/>→ </text:span></text:span><text:span text:style-name="Police_20_par_20_défaut"><text:span text:style-name="T82">/temps/4IF1</text:span></text:span><text:span text:style-name="Police_20_par_20_défaut"><text:span text:style-name="T83">8</text:span></text:span><text:span text:style-name="Police_20_par_20_défaut"><text:span text:style-name="T82">.html/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8</text:span></text:span><text:span text:style-name="Police_20_par_20_défaut"><text:span text:style-name="T81">.html <text:line-break/><text:tab/><text:tab/>→ </text:span></text:span><text:span text:style-name="Police_20_par_20_défaut"><text:span text:style-name="T82">/temps/4IF1</text:span></text:span><text:span text:style-name="Police_20_par_20_défaut"><text:span text:style-name="T83">9</text:span></text:span><text:span text:style-name="Police_20_par_20_défaut"><text:span text:style-name="T82">.html<text:line-break/><text:tab/></text:span></text:span><text:span text:style-name="Police_20_par_20_défaut"><text:span text:style-name="T80">http://intranet-if.insa-lyon.fr</text:span></text:span><text:span text:style-name="Police_20_par_20_défaut"><text:span text:style-name="T81">/temps/4IF1</text:span></text:span><text:span text:style-name="Police_20_par_20_défaut"><text:span text:style-name="T83">9</text:span></text:span><text:span text:style-name="Police_20_par_20_défaut"><text:span text:style-name="T81">.html <text:line-break/><text:tab/><text:tab/>→ </text:span></text:span><text:span text:style-name="Police_20_par_20_défaut"><text:span text:style-name="T82">/temps/4IF1</text:span></text:span><text:span text:style-name="Police_20_par_20_défaut"><text:span text:style-name="T83">5</text:span></text:span><text:span text:style-name="Police_20_par_20_défaut"><text:span text:style-name="T82">.html</text:span></text:span></text:p>
            <text:p text:style-name="P3"><text:span text:style-name="Police_20_par_20_défaut"><text:span text:style-name="T84">12</text:span></text:span><text:span text:style-name="Police_20_par_20_défaut"><text:span text:style-name="T85">h</text:span></text:span><text:span text:style-name="Police_20_par_20_défaut"><text:span text:style-name="T84"> :</text:span></text:span></text:p>
            <text:p text:style-name="P3"><text:span text:style-name="Police_20_par_20_défaut"><text:span text:style-name="T78"><text:tab/></text:span></text:span><text:a xlink:type="simple" xlink:href="http://www.google.fr/"><text:span text:style-name="Police_20_par_20_défaut">www.google.fr</text:span></text:a><text:span text:style-name="Police_20_par_20_défaut"><text:span text:style-name="T86"> <text:tab/><text:tab/><text:tab/><text:tab/><text:tab/><text:line-break/><text:tab/><text:tab/></text:span></text:span><text:span text:style-name="Police_20_par_20_défaut"><text:span text:style-name="T81">→ </text:span></text:span><text:span text:style-name="Police_20_par_20_défaut"><text:span text:style-name="T87">/favicon.ico/</text:span></text:span><text:span text:style-name="Police_20_par_20_défaut"><text:span text:style-name="T82"><text:line-break/><text:tab/></text:span></text:span><text:span text:style-name="Police_20_par_20_défaut"><text:span text:style-name="T78">-</text:span></text:span><text:span text:style-name="Police_20_par_20_défaut"><text:span text:style-name="T81"> <text:tab/><text:tab/><text:tab/><text:tab/><text:tab/><text:tab/><text:tab/><text:tab/><text:line-break/><text:tab/><text:tab/>→ </text:span></text:span><text:span text:style-name="Police_20_par_20_défaut"><text:span text:style-name="T88">/favicon.ico</text:span></text:span><text:span text:style-name="Police_20_par_20_défaut"><text:span text:style-name="T82"><text:line-break/><text:tab/></text:span></text:span><text:span text:style-name="Police_20_par_20_défaut"><text:span text:style-name="T78">- <text:tab/><text:tab/><text:tab/><text:tab/><text:tab/><text:tab/><text:tab/><text:tab/><text:line-break/><text:tab/><text:tab/></text:span></text:span><text:span text:style-name="Police_20_par_20_défaut"><text:span text:style-name="T81">→ </text:span></text:span><text:span text:style-name="Police_20_par_20_défaut"><text:span text:style-name="T82">/temps/4IF1</text:span></text:span><text:span text:style-name="Police_20_par_20_défaut"><text:span text:style-name="T89">5</text:span></text:span><text:span text:style-name="Police_20_par_20_défaut"><text:span text:style-name="T82">.html<text:line-break/><text:tab/></text:span></text:span><text:span text:style-name="Police_20_par_20_défaut"><text:span text:style-name="T90">http://intranet-if.insa-lyon.fr</text:span></text:span><text:span text:style-name="Police_20_par_20_défaut"><text:span text:style-name="T81">/temps/4IF15.html <text:tab/><text:line-break/><text:tab/><text:tab/>→ </text:span></text:span><text:span text:style-name="Police_20_par_20_défaut"><text:span text:style-name="T91">/temps/style_emploi_du_temps.css</text:span></text:span><text:span text:style-name="Police_20_par_20_défaut"><text:span text:style-name="T82"><text:line-break/><text:tab/></text:span></text:span><text:span text:style-name="Police_20_par_20_défaut"><text:span text:style-name="T78">- <text:tab/><text:tab/><text:tab/><text:tab/><text:tab/><text:tab/><text:tab/><text:tab/><text:line-break/><text:tab/><text:tab/></text:span></text:span><text:span text:style-name="Police_20_par_20_défaut"><text:span text:style-name="T81">→ </text:span></text:span><text:span text:style-name="Police_20_par_20_défaut"><text:span text:style-name="T91">/temps/style_emploi_du_temps.css/</text:span></text:span></text:p>
          </table:table-cell>
        </table:table-row>
      </table:table>
      <text:p text:style-name="P3"/>
      <text:p text:style-name="P3"><text:span text:style-name="Police_20_par_20_défaut"><text:span text:style-name="T92">On notera les spécificités du fichier :<text:line-break/><text:tab/>- </text:span></text:span><text:span text:style-name="Police_20_par_20_défaut"><text:span text:style-name="T93">accès depuis un lien extérieur (google.fr)<text:line-break/><text:tab/>- accès depuis </text:span></text:span><text:span text:style-name="Police_20_par_20_défaut"><text:span text:style-name="T94">'</text:span></text:span><text:span text:style-name="Police_20_par_20_défaut"><text:span text:style-name="T93">-</text:span></text:span><text:span text:style-name="Police_20_par_20_défaut"><text:span text:style-name="T94">'</text:span></text:span><text:span text:style-name="Police_20_par_20_défaut"><text:span text:style-name="T93"><text:line-break/><text:tab/>- </text:span></text:span><text:span text:style-name="Police_20_par_20_défaut"><text:span text:style-name="T95">présence de fichier de style (</text:span></text:span><text:span text:style-name="Police_20_par_20_défaut"><text:span text:style-name="T201">.css</text:span></text:span><text:span text:style-name="Police_20_par_20_défaut"><text:span text:style-name="T95">)</text:span></text:span><text:span text:style-name="Police_20_par_20_défaut"><text:span text:style-name="T201"> </text:span></text:span><text:span text:style-name="Police_20_par_20_défaut"><text:span text:style-name="T95">et image (</text:span></text:span><text:span text:style-name="Police_20_par_20_défaut"><text:span text:style-name="T201">.ico</text:span></text:span><text:span text:style-name="Police_20_par_20_défaut"><text:span text:style-name="T95">)<text:line-break/><text:tab/>-</text:span></text:span><text:span text:style-name="Police_20_par_20_défaut"><text:span text:style-name="T96"> des navigations sont faites à différentes heure</text:span></text:span><text:span text:style-name="Police_20_par_20_défaut"><text:span text:style-name="T97">s<text:line-break/><text:tab/>- </text:span></text:span><text:span text:style-name="Police_20_par_20_défaut"><text:span text:style-name="T98">les mêmes liens</text:span></text:span><text:span text:style-name="Police_20_par_20_défaut"><text:span text:style-name="T99"> ont, </text:span></text:span><text:span text:style-name="Police_20_par_20_défaut"><text:span text:style-name="T98">ou n'ont pas,</text:span></text:span><text:span text:style-name="Police_20_par_20_défaut"><text:span text:style-name="T99"> un </text:span></text:span><text:span text:style-name="Police_20_par_20_défaut"><text:span text:style-name="T100">'</text:span></text:span><text:span text:style-name="Police_20_par_20_défaut"><text:span text:style-name="T99">/</text:span></text:span><text:span text:style-name="Police_20_par_20_défaut"><text:span text:style-name="T100">'</text:span></text:span><text:span text:style-name="Police_20_par_20_défaut"><text:span text:style-name="T99"> </text:span></text:span><text:span text:style-name="Police_20_par_20_défaut"><text:span text:style-name="T101">à la fin</text:span></text:span></text:p>
      <text:p text:style-name="P3"><text:span text:style-name="Police_20_par_20_défaut"><text:span text:style-name="T101"/></text:span></text:p>
      <text:p text:style-name="P3"><text:span text:style-name="Police_20_par_20_défaut"><text:span text:style-name="T101">- </text:span></text:span><text:span text:style-name="Police_20_par_20_défaut"><text:span text:style-name="T156">1.0 </text:span></text:span><text:span text:style-name="Police_20_par_20_défaut"><text:span text:style-name="T102">: </text:span></text:span><text:span text:style-name="Police_20_par_20_défaut"><text:span text:style-name="T103">Exécution du programme avec le fichier de log de test sans argument.<text:line-break/></text:span></text:span><text:bookmark-start text:name="__DdeLink__672_174786856"/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</text:span></text:span><text:bookmark-end text:name="__DdeLink__672_174786856"/><text:span text:style-name="Police_20_par_20_défaut"><text:span text:style-name="T202"><text:line-break/></text:span></text:span><text:span text:style-name="Police_20_par_20_défaut"><text:span text:style-name="T163">std.out :</text:span></text:span><text:span text:style-name="Police_20_par_20_défaut"><text:span text:style-name="T104"><text:line-break/></text:span></text:span><text:span text:style-name="Police_20_par_20_défaut"><text:span text:style-name="T105"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/text:span></text:span></text:p>
      <text:p text:style-name="P3"/>
      <text:p text:style-name="P3"><text:span text:style-name="Police_20_par_20_défaut"><text:span text:style-name="T105">- </text:span></text:span><text:span text:style-name="Police_20_par_20_défaut"><text:span text:style-name="T157">1.1.</text:span></text:span><text:span text:style-name="Police_20_par_20_défaut"><text:span text:style-name="T158">1</text:span></text:span><text:span text:style-name="Police_20_par_20_défaut"><text:span text:style-name="T106"> : </text:span></text:span><text:span text:style-name="Police_20_par_20_défaut"><text:span text:style-name="T107">Exécution du programme avec le fichier de log de test en générant le fichier graphe .dot correspondant.</text:span></text:span><text:span text:style-name="Police_20_par_20_défaut"><text:span text:style-name="T106"><text:line-break/></text:span></text:span><text:soft-page-break/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 </text:span></text:span><text:span text:style-name="Police_20_par_20_défaut"><text:span text:style-name="T204">-g graphe.dot<text:line-break/></text:span></text:span><text:span text:style-name="Police_20_par_20_défaut"><text:span text:style-name="T163">std.out :</text:span></text:span><text:span text:style-name="Police_20_par_20_défaut"><text:span text:style-name="T204"><text:line-break/></text:span></text:span><text:span text:style-name="Police_20_par_20_défaut"><text:span text:style-name="T108">Dot-file graphe.dot generated<text:line-break/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164">graphe.dot.</text:span></text:span><text:span text:style-name="Police_20_par_20_défaut"><text:span text:style-name="T165">outfile</text:span></text:span><text:span text:style-name="Police_20_par_20_défaut"><text:span text:style-name="T164"> :</text:span></text:span><text:span text:style-name="Police_20_par_20_défaut"><text:span text:style-name="T108"><text:line-break/></text:span></text:span><text:span text:style-name="Police_20_par_20_défaut"><text:span text:style-name="T109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3"/>
      <text:p text:style-name="P3"><text:span text:style-name="Police_20_par_20_défaut"><text:span text:style-name="T106">- </text:span></text:span><text:span text:style-name="Police_20_par_20_défaut"><text:span text:style-name="T158">1.1.2</text:span></text:span><text:span text:style-name="Police_20_par_20_défaut"><text:span text:style-name="T110"> : </text:span></text:span><text:span text:style-name="Police_20_par_20_défaut"><text:span text:style-name="T111">Exécution du programme avec le fichier de log de test en générant le fichier graphe .dot correspondant ainsi que l'image graphe.png (+ ouverture)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 </text:span></text:span><text:span text:style-name="Police_20_par_20_défaut"><text:span text:style-name="T205">-g graphe.dot -o<text:line-break/></text:span></text:span><text:span text:style-name="Police_20_par_20_défaut"><text:span text:style-name="T163">std.out :</text:span></text:span><text:span text:style-name="Police_20_par_20_défaut"><text:span text:style-name="T205"><text:line-break/></text:span></text:span><text:span text:style-name="Police_20_par_20_défaut"><text:span text:style-name="T108">Dot-file graphe.dot generated<text:line-break/>/temps/style_emploi_du_temps.css (2 hits)<text:line-break/>/temps/4IF15.html (2 hits)<text:line-break/>/favicon.ico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112">Generating graphe.png. Please wait... (this might take a while)<text:line-break/>Image generated.<text:line-break/></text:span></text:span><text:span text:style-name="Police_20_par_20_défaut"><text:span text:style-name="T164">graphe.dot.</text:span></text:span><text:span text:style-name="Police_20_par_20_défaut"><text:span text:style-name="T165">outfile</text:span></text:span><text:span text:style-name="Police_20_par_20_défaut"><text:span text:style-name="T164"> :</text:span></text:span><text:span text:style-name="Police_20_par_20_défaut"><text:span text:style-name="T108"><text:line-break/></text:span></text:span><text:span text:style-name="Police_20_par_20_défaut"><text:span text:style-name="T109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58">1.2.1</text:span></text:span><text:span text:style-name="Police_20_par_20_défaut"><text:span text:style-name="T110"> : </text:span></text:span><text:span text:style-name="Police_20_par_20_défaut"><text:span text:style-name="T113">Exécution du programme avec le fichier de log de test avec l'option -l pour n'afficher que les trois liens les plus visités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</text:span></text:span><text:span text:style-name="Police_20_par_20_défaut"><text:span text:style-name="T206"> -l 3<text:line-break/></text:span></text:span><text:span text:style-name="Police_20_par_20_défaut"><text:span text:style-name="T163">std.out :</text:span></text:span><text:span text:style-name="Police_20_par_20_défaut"><text:span text:style-name="T206"><text:line-break/></text:span></text:span><text:span text:style-name="Police_20_par_20_défaut"><text:span text:style-name="T108">/temps/style_emploi_du_temps.css (2 hits)<text:line-break/></text:span></text:span><text:soft-page-break/><text:span text:style-name="Police_20_par_20_défaut"><text:span text:style-name="T108">/temps/4IF15.html (2 hits)<text:line-break/>/favicon.ico (2 hits)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58">1.2.2 </text:span></text:span><text:span text:style-name="Police_20_par_20_défaut"><text:span text:style-name="T110">: </text:span></text:span><text:span text:style-name="Police_20_par_20_défaut"><text:span text:style-name="T114">Exécution du programme avec le fichier de log de test avec l'option -l pour n'afficher que les trois liens les plus visités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</text:span></text:span><text:span text:style-name="Police_20_par_20_défaut"><text:span text:style-name="T207"> -l 3 -g graphe.dot<text:line-break/></text:span></text:span><text:span text:style-name="Police_20_par_20_défaut"><text:span text:style-name="T163">std.out :</text:span></text:span><text:span text:style-name="Police_20_par_20_défaut"><text:span text:style-name="T207"><text:line-break/></text:span></text:span><text:span text:style-name="Police_20_par_20_défaut"><text:span text:style-name="T108">Dot-file graphe.dot generated</text:span></text:span><text:span text:style-name="Police_20_par_20_défaut"><text:span text:style-name="T207"><text:line-break/></text:span></text:span><text:span text:style-name="Police_20_par_20_défaut"><text:span text:style-name="T108">/temps/style_emploi_du_temps.css (2 hits)<text:line-break/>/temps/4IF15.html (2 hits)<text:line-break/>/favicon.ico (2 hits)<text:line-break/></text:span></text:span><text:span text:style-name="Police_20_par_20_défaut"><text:span text:style-name="T164">graphe.dot.</text:span></text:span><text:span text:style-name="Police_20_par_20_défaut"><text:span text:style-name="T165">outfile</text:span></text:span><text:span text:style-name="Police_20_par_20_défaut"><text:span text:style-name="T164"> :</text:span></text:span><text:span text:style-name="Police_20_par_20_défaut"><text:span text:style-name="T108"><text:line-break/></text:span></text:span><text:span text:style-name="Police_20_par_20_défaut"><text:span text:style-name="T115">digraph {<text:line-break/>"-" -&gt; "/favicon.ico" [label="1"];<text:line-break/>"www.google.fr" -&gt; "/favicon.ico" [label="1"];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-" -&gt; "/temps/style_emploi_du_temps.css" [label="1"];<text:line-break/>"/temps/4IF15.html" -&gt; "/temps/style_emploi_du_temps.css" [label="1"];<text:line-break/>}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58">1.3.1</text:span></text:span><text:span text:style-name="Police_20_par_20_défaut"><text:span text:style-name="T110"> : </text:span></text:span><text:span text:style-name="Police_20_par_20_défaut"><text:span text:style-name="T116">Exécution du programme avec le fichier de log de test avec l'option -x pour ne pas considérer les fichiers images, style, javascript..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 -</text:span></text:span><text:span text:style-name="Police_20_par_20_défaut"><text:span text:style-name="T208">x<text:line-break/></text:span></text:span><text:span text:style-name="Police_20_par_20_défaut"><text:span text:style-name="T163">std.out :</text:span></text:span><text:span text:style-name="Police_20_par_20_défaut"><text:span text:style-name="T208"><text:line-break/></text:span></text:span><text:span text:style-name="Police_20_par_20_défaut"><text:span text:style-name="T117">/temps/4IF15.html (2 hits)<text:line-break/>/temps/4IF19.html (1 hits)<text:line-break/>/temps/4IF18.html (1 hits)<text:line-break/>/temps/4IF17.html (1 hits)<text:line-break/>/temps/4IF16.html (1 hits)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58">1.3.2 </text:span></text:span><text:span text:style-name="Police_20_par_20_défaut"><text:span text:style-name="T110">: </text:span></text:span><text:span text:style-name="Police_20_par_20_défaut"><text:span text:style-name="T118">Exécution du programme avec le fichier de log de test avec l'option -x pour ne pas considérer les images, style, javascript...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</text:span></text:span><text:span text:style-name="Police_20_par_20_défaut"><text:span text:style-name="T209"> -x -g graphe.dot<text:line-break/></text:span></text:span><text:span text:style-name="Police_20_par_20_défaut"><text:span text:style-name="T163">std.out :</text:span></text:span><text:span text:style-name="Police_20_par_20_défaut"><text:span text:style-name="T209"><text:line-break/></text:span></text:span><text:span text:style-name="Police_20_par_20_défaut"><text:span text:style-name="T119">Dot-file graphe.dot generated</text:span></text:span><text:span text:style-name="Police_20_par_20_défaut"><text:span text:style-name="T208"><text:line-break/></text:span></text:span><text:span text:style-name="Police_20_par_20_défaut"><text:span text:style-name="T117">/temps/4IF15.html (2 hits)<text:line-break/>/temps/4IF19.html (1 hits)<text:line-break/>/temps/4IF18.html (1 hits)<text:line-break/>/temps/4IF17.html (1 hits)<text:line-break/>/temps/4IF16.html (1 hits)<text:line-break/></text:span></text:span><text:span text:style-name="Police_20_par_20_défaut"><text:span text:style-name="T164">graphe.dot.</text:span></text:span><text:span text:style-name="Police_20_par_20_défaut"><text:span text:style-name="T165">outfile</text:span></text:span><text:span text:style-name="Police_20_par_20_défaut"><text:span text:style-name="T164"> :</text:span></text:span><text:span text:style-name="Police_20_par_20_défaut"><text:span text:style-name="T120"><text:line-break/>digraph {<text:line-break/>"-" -&gt; "/temps/4IF15.html" [label="1"];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}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58">1.4.1</text:span></text:span><text:span text:style-name="Police_20_par_20_défaut"><text:span text:style-name="T110"> : </text:span></text:span><text:span text:style-name="Police_20_par_20_défaut"><text:span text:style-name="T121">Exécution du programme avec le fichier de log de test avec l'option -t pour afficher uniquement les navigations à 11h.</text:span></text:span><text:span text:style-name="Police_20_par_20_défaut"><text:span text:style-name="T110"><text:line-break/></text:span></text:span><text:soft-page-break/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 – </text:span></text:span><text:span text:style-name="Police_20_par_20_défaut"><text:span text:style-name="T210">11<text:line-break/></text:span></text:span><text:span text:style-name="Police_20_par_20_défaut"><text:span text:style-name="T163">std.out :</text:span></text:span><text:span text:style-name="Police_20_par_20_défaut"><text:span text:style-name="T210"><text:line-break/></text:span></text:span><text:span text:style-name="Police_20_par_20_défaut"><text:span text:style-name="T122">/temps/4IF19.html (1 hits)<text:line-break/>/temps/4IF18.html (1 hits)<text:line-break/>/temps/4IF17.html (1 hits)<text:line-break/>/temps/4IF16.html (1 hits)<text:line-break/>/temps/4IF15.html (1 hits)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58">1.4.2</text:span></text:span><text:span text:style-name="Police_20_par_20_défaut"><text:span text:style-name="T110"> : </text:span></text:span><text:span text:style-name="Police_20_par_20_défaut"><text:span text:style-name="T123">Exécution du programme avec le fichier de log de test avec l'option -t pour afficher uniquement les navigations à 11h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</text:span></text:span><text:span text:style-name="Police_20_par_20_défaut"><text:span text:style-name="T211"> -t 11 -g graphe.dot<text:line-break/></text:span></text:span><text:span text:style-name="Police_20_par_20_défaut"><text:span text:style-name="T163">std.out :</text:span></text:span><text:span text:style-name="Police_20_par_20_défaut"><text:span text:style-name="T211"><text:line-break/></text:span></text:span><text:span text:style-name="Police_20_par_20_défaut"><text:span text:style-name="T124">Dot-file graphe.dot generated</text:span></text:span><text:span text:style-name="Police_20_par_20_défaut"><text:span text:style-name="T211"><text:line-break/></text:span></text:span><text:span text:style-name="Police_20_par_20_défaut"><text:span text:style-name="T122">/temps/4IF19.html (1 hits)<text:line-break/>/temps/4IF18.html (1 hits)<text:line-break/>/temps/4IF17.html (1 hits)<text:line-break/>/temps/4IF16.html (1 hits)<text:line-break/>/temps/4IF15.html (1 hits)<text:line-break/></text:span></text:span><text:span text:style-name="Police_20_par_20_défaut"><text:span text:style-name="T164">graphe.dot.</text:span></text:span><text:span text:style-name="Police_20_par_20_défaut"><text:span text:style-name="T165">outfile</text:span></text:span><text:span text:style-name="Police_20_par_20_défaut"><text:span text:style-name="T164"> :</text:span></text:span><text:span text:style-name="Police_20_par_20_défaut"><text:span text:style-name="T122"><text:line-break/></text:span></text:span><text:span text:style-name="Police_20_par_20_défaut"><text:span text:style-name="T125">digraph {<text:line-break/>"/temps/4IF19.html" -&gt; "/temps/4IF15.html" [label="1"];<text:line-break/>"/temps/4IF15.html" -&gt; "/temps/4IF16.html" [label="1"]<text:line-break/>"/temps/4IF16.html" -&gt; "/temps/4IF17.html" [label="1"];<text:line-break/>"/temps/4IF17.html" -&gt; "/temps/4IF18.html" [label="1"];<text:line-break/>"/temps/4IF18.html" -&gt; "/temps/4IF19.html" [label="1"];<text:line-break/>}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58">1.4.3</text:span></text:span><text:span text:style-name="Police_20_par_20_défaut"><text:span text:style-name="T110"> : </text:span></text:span><text:span text:style-name="Police_20_par_20_défaut"><text:span text:style-name="T126">Exécution du programme avec le fichier de log de test avec l'option -t pour afficher uniquement les navigations à 12h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 </text:span></text:span><text:span text:style-name="Police_20_par_20_défaut"><text:span text:style-name="T212">-t 12<text:line-break/></text:span></text:span><text:span text:style-name="Police_20_par_20_défaut"><text:span text:style-name="T163">std.out :</text:span></text:span><text:span text:style-name="Police_20_par_20_défaut"><text:span text:style-name="T212"><text:line-break/></text:span></text:span><text:span text:style-name="Police_20_par_20_défaut"><text:span text:style-name="T127">/temps/style_emploi_du_temps.css (2 hits)<text:line-break/>/favicon.ico (2 hits)<text:line-break/>/temps/4IF15.html (1 hits)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58">1.4.4</text:span></text:span><text:span text:style-name="Police_20_par_20_défaut"><text:span text:style-name="T110"> : </text:span></text:span><text:span text:style-name="Police_20_par_20_défaut"><text:span text:style-name="T128">Exécution du programme avec le fichier de log de test avec l'option -t pour afficher uniquement les navigations à 12h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 </text:span></text:span><text:span text:style-name="Police_20_par_20_défaut"><text:span text:style-name="T213">-t 12 -g graphe.dot<text:line-break/></text:span></text:span><text:span text:style-name="Police_20_par_20_défaut"><text:span text:style-name="T163">std.out :</text:span></text:span><text:span text:style-name="Police_20_par_20_défaut"><text:span text:style-name="T213"><text:line-break/></text:span></text:span><text:span text:style-name="Police_20_par_20_défaut"><text:span text:style-name="T129">Dot-file graphe.dot generated</text:span></text:span><text:span text:style-name="Police_20_par_20_défaut"><text:span text:style-name="T213"><text:line-break/></text:span></text:span><text:span text:style-name="Police_20_par_20_défaut"><text:span text:style-name="T127">/temps/style_emploi_du_temps.css (2 hits)<text:line-break/>/favicon.ico (2 hits)<text:line-break/>/temps/4IF15.html (1 hits)<text:line-break/></text:span></text:span><text:span text:style-name="Police_20_par_20_défaut"><text:span text:style-name="T164">graphe.dot.</text:span></text:span><text:span text:style-name="Police_20_par_20_défaut"><text:span text:style-name="T165">outfile</text:span></text:span><text:span text:style-name="Police_20_par_20_défaut"><text:span text:style-name="T164"> :</text:span></text:span><text:span text:style-name="Police_20_par_20_défaut"><text:span text:style-name="T130"><text:line-break/></text:span></text:span><text:span text:style-name="Police_20_par_20_défaut"><text:span text:style-name="T131">digraph {<text:line-break/>"-" -&gt; "/favicon.ico" [label="1"];<text:line-break/>"www.google.fr" -&gt; "/favicon.ico" [label="1"];<text:line-break/>"-" -&gt; "/temps/4IF15.html" [label="1"];<text:line-break/>"-" -&gt; "/temps/style_emploi_du_temps.css" [label="1"];<text:line-break/>"/temps/4IF15.html" -&gt; "/temps/style_emploi_du_temps.css" [label="1"];<text:line-break/>}</text:span></text:span></text:p>
      <text:p text:style-name="P3"/>
      <text:p text:style-name="P3"><text:span text:style-name="Police_20_par_20_défaut"><text:span text:style-name="T110">-</text:span></text:span><text:span text:style-name="Police_20_par_20_défaut"><text:span text:style-name="T158"> 1.4.5 </text:span></text:span><text:span text:style-name="Police_20_par_20_défaut"><text:span text:style-name="T110">: </text:span></text:span><text:span text:style-name="Police_20_par_20_défaut"><text:span text:style-name="T132">Exécution du programme avec le fichier de log de test avec l'option -t pour afficher uniquement les navigations à 13h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 -</text:span></text:span><text:span text:style-name="Police_20_par_20_défaut"><text:span text:style-name="T214">t 13<text:line-break/></text:span></text:span><text:span text:style-name="Police_20_par_20_défaut"><text:span text:style-name="T163">std.out :</text:span></text:span></text:p>
      <text:p text:style-name="P3"/>
      <text:p text:style-name="P3"><text:soft-page-break/><text:span text:style-name="Police_20_par_20_défaut"><text:span text:style-name="T110">- </text:span></text:span><text:span text:style-name="Police_20_par_20_défaut"><text:span text:style-name="T158">1.4.6 </text:span></text:span><text:span text:style-name="Police_20_par_20_défaut"><text:span text:style-name="T110">: </text:span></text:span><text:span text:style-name="Police_20_par_20_défaut"><text:span text:style-name="T133">Exécution du programme avec le fichier de log de test avec l'option -t pour afficher uniquement les navigations à 13h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 –</text:span></text:span><text:span text:style-name="Police_20_par_20_défaut"><text:span text:style-name="T215">t</text:span></text:span><text:span text:style-name="Police_20_par_20_défaut"><text:span text:style-name="T202"> </text:span></text:span><text:span text:style-name="Police_20_par_20_défaut"><text:span text:style-name="T215">13 </text:span></text:span><text:span text:style-name="Police_20_par_20_défaut"><text:span text:style-name="T216">-g graphe.dot<text:line-break/></text:span></text:span><text:span text:style-name="Police_20_par_20_défaut"><text:span text:style-name="T163">std.out :</text:span></text:span><text:span text:style-name="Police_20_par_20_défaut"><text:span text:style-name="T216"><text:line-break/></text:span></text:span><text:span text:style-name="Police_20_par_20_défaut"><text:span text:style-name="T134">Dot-file graphe.dot generated<text:line-break/></text:span></text:span><text:span text:style-name="Police_20_par_20_défaut"><text:span text:style-name="T164">graphe.dot.</text:span></text:span><text:span text:style-name="Police_20_par_20_défaut"><text:span text:style-name="T165">outfile</text:span></text:span><text:span text:style-name="Police_20_par_20_défaut"><text:span text:style-name="T164"> :</text:span></text:span><text:span text:style-name="Police_20_par_20_défaut"><text:span text:style-name="T134"><text:line-break/></text:span></text:span><text:span text:style-name="Police_20_par_20_défaut"><text:span text:style-name="T135">digraph {<text:line-break/>}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58">1.</text:span></text:span><text:span text:style-name="Police_20_par_20_défaut"><text:span text:style-name="T159">5.1</text:span></text:span><text:span text:style-name="Police_20_par_20_défaut"><text:span text:style-name="T158"> </text:span></text:span><text:span text:style-name="Police_20_par_20_défaut"><text:span text:style-name="T110">: </text:span></text:span><text:span text:style-name="Police_20_par_20_défaut"><text:span text:style-name="T136">Exécution du programme avec le fichier de log de test avec l'option -i pour afficher uniquement les navigations internes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 -</text:span></text:span><text:span text:style-name="Police_20_par_20_défaut"><text:span text:style-name="T217">i<text:line-break/></text:span></text:span><text:span text:style-name="Police_20_par_20_défaut"><text:span text:style-name="T163">std.out :</text:span></text:span><text:span text:style-name="Police_20_par_20_défaut"><text:span text:style-name="T217"><text:line-break/></text:span></text:span><text:span text:style-name="Police_20_par_20_défaut"><text:span text:style-name="T137">/temps/style_emploi_du_temps.css (1 hits)<text:line-break/>/temps/4IF19.html (1 hits)<text:line-break/>/temps/4IF18.html (1 hits)<text:line-break/>/temps/4IF17.html (1 hits)<text:line-break/>/temps/4IF16.html (1 hits)<text:line-break/>/temps/4IF15.html (1 hits)</text:span></text:span></text:p>
      <text:p text:style-name="P3"/>
      <text:p text:style-name="P3"><text:span text:style-name="Police_20_par_20_défaut"><text:span text:style-name="T110">- </text:span></text:span><text:span text:style-name="Police_20_par_20_défaut"><text:span text:style-name="T158">1.</text:span></text:span><text:span text:style-name="Police_20_par_20_défaut"><text:span text:style-name="T159">5.2</text:span></text:span><text:span text:style-name="Police_20_par_20_défaut"><text:span text:style-name="T110"> : </text:span></text:span><text:span text:style-name="Police_20_par_20_défaut"><text:span text:style-name="T138">Exécution du programme avec le fichier de log de test avec l'option -i pour afficher uniquement les navigations internes, et l'option -g.</text:span></text:span><text:span text:style-name="Police_20_par_20_défaut"><text:span text:style-name="T110"><text:line-break/></text:span></text:span><text:span text:style-name="Police_20_par_20_défaut"><text:span text:style-name="T104">&gt; </text:span></text:span><text:span text:style-name="Police_20_par_20_défaut"><text:span text:style-name="T202">./analog </text:span></text:span><text:span text:style-name="Police_20_par_20_défaut"><text:span text:style-name="T203">Tests</text:span></text:span><text:span text:style-name="Police_20_par_20_défaut"><text:span text:style-name="T202">/testLogFile.log</text:span></text:span><text:span text:style-name="Police_20_par_20_défaut"><text:span text:style-name="T218"> -i -g graphe.dot<text:line-break/></text:span></text:span><text:span text:style-name="Police_20_par_20_défaut"><text:span text:style-name="T163">std.out :</text:span></text:span><text:span text:style-name="Police_20_par_20_défaut"><text:span text:style-name="T218"><text:line-break/></text:span></text:span><text:span text:style-name="Police_20_par_20_défaut"><text:span text:style-name="T139">Dot-file graphe.dot generated</text:span></text:span><text:span text:style-name="Police_20_par_20_défaut"><text:span text:style-name="T218"><text:line-break/></text:span></text:span><text:span text:style-name="Police_20_par_20_défaut"><text:span text:style-name="T137">/temps/style_emploi_du_temps.css (1 hits)<text:line-break/>/temps/4IF19.html (1 hits)<text:line-break/>/temps/4IF18.html (1 hits)<text:line-break/>/temps/4IF17.html (1 hits)<text:line-break/>/temps/4IF16.html (1 hits)<text:line-break/>/temps/4IF15.html (1 hits)<text:line-break/></text:span></text:span><text:span text:style-name="Police_20_par_20_défaut"><text:span text:style-name="T164">graphe.dot.</text:span></text:span><text:span text:style-name="Police_20_par_20_défaut"><text:span text:style-name="T165">outfile</text:span></text:span><text:span text:style-name="Police_20_par_20_défaut"><text:span text:style-name="T164"> :</text:span></text:span><text:span text:style-name="Police_20_par_20_défaut"><text:span text:style-name="T1"><text:line-break/>digraph {<text:line-break/>"/temps/4IF19.html" -&gt; "/temps/4IF15.html" [label="1"];<text:line-break/>"/temps/4IF15.html" -&gt; "/temps/4IF16.html" [label="1"];<text:line-break/>"/temps/4IF16.html" -&gt; "/temps/4IF17.html" [label="1"];<text:line-break/>"/temps/4IF17.html" -&gt; "/temps/4IF18.html" [label="1"];<text:line-break/>"/temps/4IF18.html" -&gt; "/temps/4IF19.html" [label="1"];<text:line-break/>"/temps/4IF15.html" -&gt; "/temps/style_emploi_du_temps.css" [label="1"];<text:line-break/>}</text:span></text:span></text:p>
      <text:p text:style-name="P1"><text:span text:style-name="Police_20_par_20_défau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0:19:42.384123476</meta:creation-date>
    <dc:date>2014-12-15T10:22:58.312061855</dc:date>
    <meta:editing-duration>PT2M18S</meta:editing-duration>
    <meta:editing-cycles>9</meta:editing-cycles>
    <meta:generator>LibreOffice/4.2.7.2$Linux_X86_64 LibreOffice_project/420$Build-2</meta:generator>
    <meta:document-statistic meta:table-count="1" meta:image-count="0" meta:object-count="0" meta:page-count="8" meta:paragraph-count="50" meta:word-count="1864" meta:character-count="14252" meta:non-whitespace-character-count="12354"/>
  </office:meta>
</office:document-meta>
</file>